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fo:color="#555555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fo:color="#555555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fo:color="#555555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fo:color="#555555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fo:color="#555555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fo:color="#666666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bold" fo:font-family="'Times New Roman'" style:font-family-asian="'Times New Roman'" style:font-family-complex="'Times New Roman'" fo:background-color="#ffffff" fo:color="#666666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55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8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15.00%" fo:text-align="left" fo:margin-bottom="3.00pt"/>
    </style:style>
    <style:style style:name="P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3.00pt"/>
    </style:style>
    <style:style style:name="P1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15.00%" fo:text-align="left" fo:margin-bottom="3.00pt"/>
    </style:style>
    <style:style style:name="P1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 fo:margin-bottom="3.00pt"/>
    </style:style>
    <style:style style:name="P1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15.00%" fo:text-align="left" fo:margin-bottom="3.00pt"/>
    </style:style>
    <style:style style:name="P1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15.00%" fo:text-align="left" fo:margin-bottom="3.00pt"/>
    </style:style>
    <style:style style:name="P3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15.00%" fo:text-align="left" fo:margin-bottom="3.00pt"/>
    </style:style>
    <style:style style:name="P3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15.00%" fo:text-align="left" fo:margin-bottom="3.00pt"/>
    </style:style>
    <style:style style:name="P3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15.00%" fo:text-align="left" fo:margin-bottom="3.00pt"/>
    </style:style>
    <style:style style:name="P4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15.00%" fo:text-align="left" fo:margin-bottom="3.00pt"/>
    </style:style>
    <style:style style:name="P4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2" style:family="paragraph">
      <style:paragraph-properties fo:line-height="115.00%" fo:text-align="left" fo:margin-bottom="10.00pt"/>
    </style:style>
    <style:style style:name="P5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15.00%" fo:text-align="left" fo:margin-bottom="3.00pt"/>
    </style:style>
    <style:style style:name="P5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15.00%" fo:text-align="left" fo:margin-bottom="3.00pt"/>
    </style:style>
    <style:style style:name="P6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15.00%" fo:text-align="left" fo:margin-bottom="3.00pt"/>
    </style:style>
    <style:style style:name="P6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15.00%" fo:text-align="left" fo:margin-bottom="3.00pt"/>
    </style:style>
    <style:style style:name="P6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15.00%" fo:text-align="left" fo:margin-bottom="3.00pt"/>
    </style:style>
    <style:style style:name="P7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78" style:family="paragraph">
      <style:paragraph-properties fo:line-height="115.00%" fo:text-align="left" fo:margin-bottom="10.00pt"/>
    </style:style>
    <style:style style:name="P7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15.00%" fo:text-align="left" fo:margin-bottom="3.00pt"/>
    </style:style>
    <style:style style:name="P8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15.00%" fo:text-align="left" fo:margin-bottom="3.00pt"/>
    </style:style>
    <style:style style:name="P8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15.00%" fo:text-align="left" fo:margin-bottom="3.00pt"/>
    </style:style>
    <style:style style:name="P9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15.00%" fo:text-align="left" fo:margin-bottom="3.00pt"/>
    </style:style>
    <style:style style:name="P9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15.00%" fo:text-align="left" fo:margin-bottom="3.00pt"/>
    </style:style>
    <style:style style:name="P9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4" style:family="paragraph">
      <style:paragraph-properties fo:line-height="115.00%" fo:text-align="left" fo:margin-bottom="10.00pt"/>
    </style:style>
    <style:style style:name="P10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5" style:family="paragraph">
      <style:paragraph-properties fo:line-height="115.00%" fo:text-align="left" fo:margin-bottom="10.00pt"/>
    </style:style>
    <style:style style:name="P12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2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15.00%" fo:text-align="left" fo:margin-bottom="3.00pt"/>
    </style:style>
    <style:style style:name="P13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15.00%" fo:text-align="left" fo:margin-bottom="3.00pt"/>
    </style:style>
    <style:style style:name="P13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15.00%" fo:text-align="left" fo:margin-bottom="3.00pt"/>
    </style:style>
    <style:style style:name="P13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15.00%" fo:text-align="left" fo:margin-bottom="3.00pt"/>
    </style:style>
    <style:style style:name="P14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15.00%" fo:text-align="left" fo:margin-bottom="3.00pt"/>
    </style:style>
    <style:style style:name="P14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51" style:family="paragraph">
      <style:paragraph-properties fo:line-height="115.00%" fo:text-align="left" fo:margin-bottom="10.00pt"/>
    </style:style>
    <style:style style:name="P15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5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15.00%" fo:text-align="left" fo:margin-bottom="3.00pt"/>
    </style:style>
    <style:style style:name="P15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15.00%" fo:text-align="left" fo:margin-bottom="3.00pt"/>
    </style:style>
    <style:style style:name="P16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15.00%" fo:text-align="left" fo:margin-bottom="3.00pt"/>
    </style:style>
    <style:style style:name="P16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15.00%" fo:text-align="left" fo:margin-bottom="3.00pt"/>
    </style:style>
    <style:style style:name="P16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15.00%" fo:text-align="left" fo:margin-bottom="3.00pt"/>
    </style:style>
    <style:style style:name="P17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77" style:family="paragraph">
      <style:paragraph-properties fo:line-height="115.00%" fo:text-align="left" fo:margin-bottom="10.00pt"/>
    </style:style>
    <style:style style:name="P17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8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82" style:family="paragraph">
      <style:paragraph-properties fo:line-height="100.00%" fo:text-align="left"/>
    </style:style>
    <style:style style:name="P183" style:family="paragraph">
      <style:paragraph-properties fo:line-height="115.00%" fo:text-align="left" fo:margin-bottom="3.00pt"/>
    </style:style>
    <style:style style:name="P18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15.00%" fo:text-align="left" fo:margin-bottom="3.00pt"/>
    </style:style>
    <style:style style:name="P18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15.00%" fo:text-align="left" fo:margin-bottom="3.00pt"/>
    </style:style>
    <style:style style:name="P19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15.00%" fo:text-align="left" fo:margin-bottom="3.00pt"/>
    </style:style>
    <style:style style:name="P19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15.00%" fo:text-align="left" fo:margin-bottom="3.00pt"/>
    </style:style>
    <style:style style:name="P19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199" style:family="paragraph">
      <style:paragraph-properties fo:line-height="100.00%" fo:text-align="left"/>
    </style:style>
    <style:style style:name="P20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03" style:family="paragraph">
      <style:paragraph-properties fo:line-height="115.00%" fo:text-align="left" fo:margin-bottom="10.00pt"/>
    </style:style>
    <style:style style:name="P20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0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08" style:family="paragraph">
      <style:paragraph-properties fo:line-height="100.00%" fo:text-align="left"/>
    </style:style>
    <style:style style:name="P20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10" style:family="paragraph">
      <style:paragraph-properties fo:line-height="100.00%" fo:text-align="left"/>
    </style:style>
    <style:style style:name="P211" style:family="paragraph">
      <style:paragraph-properties fo:line-height="115.00%" fo:text-align="left" fo:margin-bottom="3.00pt"/>
    </style:style>
    <style:style style:name="P21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13" style:family="paragraph">
      <style:paragraph-properties fo:line-height="100.00%" fo:text-align="left"/>
    </style:style>
    <style:style style:name="P214" style:family="paragraph">
      <style:paragraph-properties fo:line-height="115.00%" fo:text-align="left" fo:margin-bottom="3.00pt"/>
    </style:style>
    <style:style style:name="P21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15.00%" fo:text-align="left" fo:margin-bottom="3.00pt"/>
    </style:style>
    <style:style style:name="P21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19" style:family="paragraph">
      <style:paragraph-properties fo:line-height="100.00%" fo:text-align="left"/>
    </style:style>
    <style:style style:name="P220" style:family="paragraph">
      <style:paragraph-properties fo:line-height="115.00%" fo:text-align="left" fo:margin-bottom="3.00pt"/>
    </style:style>
    <style:style style:name="P22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22" style:family="paragraph">
      <style:paragraph-properties fo:line-height="100.00%" fo:text-align="left"/>
    </style:style>
    <style:style style:name="P22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24" style:family="paragraph">
      <style:paragraph-properties fo:line-height="100.00%" fo:text-align="left"/>
    </style:style>
    <style:style style:name="P22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26" style:family="paragraph">
      <style:paragraph-properties fo:line-height="100.00%" fo:text-align="left"/>
    </style:style>
    <style:style style:name="P22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28" style:family="paragraph">
      <style:paragraph-properties fo:line-height="115.00%" fo:text-align="left" fo:margin-bottom="10.00pt"/>
    </style:style>
    <style:style style:name="P22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30" style:family="paragraph">
      <style:paragraph-properties fo:line-height="100.00%" fo:text-align="left"/>
    </style:style>
    <style:style style:name="P23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3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33" style:family="paragraph">
      <style:paragraph-properties fo:line-height="100.00%" fo:text-align="left"/>
    </style:style>
    <style:style style:name="P234" style:family="paragraph">
      <style:paragraph-properties fo:line-height="115.00%" fo:text-align="left" fo:margin-bottom="3.00pt"/>
    </style:style>
    <style:style style:name="P23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36" style:family="paragraph">
      <style:paragraph-properties fo:line-height="100.00%" fo:text-align="left"/>
    </style:style>
    <style:style style:name="P237" style:family="paragraph">
      <style:paragraph-properties fo:line-height="115.00%" fo:text-align="left" fo:margin-bottom="3.00pt"/>
    </style:style>
    <style:style style:name="P23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39" style:family="paragraph">
      <style:paragraph-properties fo:line-height="100.00%" fo:text-align="left"/>
    </style:style>
    <style:style style:name="P240" style:family="paragraph">
      <style:paragraph-properties fo:line-height="115.00%" fo:text-align="left" fo:margin-bottom="3.00pt"/>
    </style:style>
    <style:style style:name="P24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42" style:family="paragraph">
      <style:paragraph-properties fo:line-height="100.00%" fo:text-align="left"/>
    </style:style>
    <style:style style:name="P243" style:family="paragraph">
      <style:paragraph-properties fo:line-height="115.00%" fo:text-align="left" fo:margin-bottom="3.00pt"/>
    </style:style>
    <style:style style:name="P24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45" style:family="paragraph">
      <style:paragraph-properties fo:line-height="100.00%" fo:text-align="left"/>
    </style:style>
    <style:style style:name="P246" style:family="paragraph">
      <style:paragraph-properties fo:line-height="115.00%" fo:text-align="left" fo:margin-bottom="3.00pt"/>
    </style:style>
    <style:style style:name="P24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48" style:family="paragraph">
      <style:paragraph-properties fo:line-height="100.00%" fo:text-align="left"/>
    </style:style>
    <style:style style:name="P24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50" style:family="paragraph">
      <style:paragraph-properties fo:line-height="100.00%" fo:text-align="left"/>
    </style:style>
    <style:style style:name="P25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52" style:family="paragraph">
      <style:paragraph-properties fo:line-height="100.00%" fo:text-align="left"/>
    </style:style>
    <style:style style:name="P25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54" style:family="paragraph">
      <style:paragraph-properties fo:line-height="115.00%" fo:text-align="left" fo:margin-bottom="10.00pt"/>
    </style:style>
    <style:style style:name="P25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56" style:family="paragraph">
      <style:paragraph-properties fo:line-height="100.00%" fo:text-align="left"/>
    </style:style>
    <style:style style:name="P25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5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59" style:family="paragraph">
      <style:paragraph-properties fo:line-height="100.00%" fo:text-align="left"/>
    </style:style>
    <style:style style:name="P260" style:family="paragraph">
      <style:paragraph-properties fo:line-height="115.00%" fo:text-align="left" fo:margin-bottom="3.00pt"/>
    </style:style>
    <style:style style:name="P26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62" style:family="paragraph">
      <style:paragraph-properties fo:line-height="100.00%" fo:text-align="left"/>
    </style:style>
    <style:style style:name="P263" style:family="paragraph">
      <style:paragraph-properties fo:line-height="115.00%" fo:text-align="left" fo:margin-bottom="3.00pt"/>
    </style:style>
    <style:style style:name="P26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65" style:family="paragraph">
      <style:paragraph-properties fo:line-height="100.00%" fo:text-align="left"/>
    </style:style>
    <style:style style:name="P266" style:family="paragraph">
      <style:paragraph-properties fo:line-height="115.00%" fo:text-align="left" fo:margin-bottom="3.00pt"/>
    </style:style>
    <style:style style:name="P26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68" style:family="paragraph">
      <style:paragraph-properties fo:line-height="100.00%" fo:text-align="left"/>
    </style:style>
    <style:style style:name="P269" style:family="paragraph">
      <style:paragraph-properties fo:line-height="115.00%" fo:text-align="left" fo:margin-bottom="3.00pt"/>
    </style:style>
    <style:style style:name="P27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71" style:family="paragraph">
      <style:paragraph-properties fo:line-height="100.00%" fo:text-align="left"/>
    </style:style>
    <style:style style:name="P272" style:family="paragraph">
      <style:paragraph-properties fo:line-height="115.00%" fo:text-align="left" fo:margin-bottom="3.00pt"/>
    </style:style>
    <style:style style:name="P27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74" style:family="paragraph">
      <style:paragraph-properties fo:line-height="100.00%" fo:text-align="left"/>
    </style:style>
    <style:style style:name="P27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76" style:family="paragraph">
      <style:paragraph-properties fo:line-height="100.00%" fo:text-align="left"/>
    </style:style>
    <style:style style:name="P27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78" style:family="paragraph">
      <style:paragraph-properties fo:line-height="100.00%" fo:text-align="left"/>
    </style:style>
    <style:style style:name="P27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80" style:family="paragraph">
      <style:paragraph-properties fo:line-height="115.00%" fo:text-align="left" fo:margin-bottom="10.00pt"/>
    </style:style>
    <style:style style:name="P28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82" style:family="paragraph">
      <style:paragraph-properties fo:line-height="100.00%" fo:text-align="left"/>
    </style:style>
    <style:style style:name="P28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8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85" style:family="paragraph">
      <style:paragraph-properties fo:line-height="100.00%" fo:text-align="left"/>
    </style:style>
    <style:style style:name="P286" style:family="paragraph">
      <style:paragraph-properties fo:line-height="115.00%" fo:text-align="left" fo:margin-bottom="3.00pt"/>
    </style:style>
    <style:style style:name="P287" style:family="paragraph">
      <style:paragraph-properties fo:line-height="100.00%" fo:text-align="left"/>
    </style:style>
    <style:style style:name="P28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89" style:family="paragraph">
      <style:paragraph-properties fo:line-height="100.00%" fo:text-align="left"/>
    </style:style>
    <style:style style:name="P290" style:family="paragraph">
      <style:paragraph-properties fo:line-height="115.00%" fo:text-align="left" fo:margin-bottom="3.00pt"/>
    </style:style>
    <style:style style:name="P29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92" style:family="paragraph">
      <style:paragraph-properties fo:line-height="100.00%" fo:text-align="left"/>
    </style:style>
    <style:style style:name="P293" style:family="paragraph">
      <style:paragraph-properties fo:line-height="115.00%" fo:text-align="left" fo:margin-bottom="3.00pt"/>
    </style:style>
    <style:style style:name="P29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95" style:family="paragraph">
      <style:paragraph-properties fo:line-height="100.00%" fo:text-align="left"/>
    </style:style>
    <style:style style:name="P296" style:family="paragraph">
      <style:paragraph-properties fo:line-height="115.00%" fo:text-align="left" fo:margin-bottom="3.00pt"/>
    </style:style>
    <style:style style:name="P29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298" style:family="paragraph">
      <style:paragraph-properties fo:line-height="100.00%" fo:text-align="left"/>
    </style:style>
    <style:style style:name="P299" style:family="paragraph">
      <style:paragraph-properties fo:line-height="115.00%" fo:text-align="left" fo:margin-bottom="3.00pt"/>
    </style:style>
    <style:style style:name="P30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01" style:family="paragraph">
      <style:paragraph-properties fo:line-height="100.00%" fo:text-align="left"/>
    </style:style>
    <style:style style:name="P30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03" style:family="paragraph">
      <style:paragraph-properties fo:line-height="100.00%" fo:text-align="left"/>
    </style:style>
    <style:style style:name="P30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05" style:family="paragraph">
      <style:paragraph-properties fo:line-height="100.00%" fo:text-align="left"/>
    </style:style>
    <style:style style:name="P30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07" style:family="paragraph">
      <style:paragraph-properties fo:line-height="115.00%" fo:text-align="left" fo:margin-bottom="10.00pt"/>
    </style:style>
    <style:style style:name="P30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09" style:family="paragraph">
      <style:paragraph-properties fo:line-height="100.00%" fo:text-align="left"/>
    </style:style>
    <style:style style:name="P31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1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12" style:family="paragraph">
      <style:paragraph-properties fo:line-height="100.00%" fo:text-align="left"/>
    </style:style>
    <style:style style:name="P313" style:family="paragraph">
      <style:paragraph-properties fo:line-height="115.00%" fo:text-align="left" fo:margin-bottom="3.00pt"/>
    </style:style>
    <style:style style:name="P31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15" style:family="paragraph">
      <style:paragraph-properties fo:line-height="100.00%" fo:text-align="left"/>
    </style:style>
    <style:style style:name="P316" style:family="paragraph">
      <style:paragraph-properties fo:line-height="115.00%" fo:text-align="left" fo:margin-bottom="3.00pt"/>
    </style:style>
    <style:style style:name="P31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18" style:family="paragraph">
      <style:paragraph-properties fo:line-height="100.00%" fo:text-align="left"/>
    </style:style>
    <style:style style:name="P319" style:family="paragraph">
      <style:paragraph-properties fo:line-height="115.00%" fo:text-align="left" fo:margin-bottom="3.00pt"/>
    </style:style>
    <style:style style:name="P32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21" style:family="paragraph">
      <style:paragraph-properties fo:line-height="100.00%" fo:text-align="left"/>
    </style:style>
    <style:style style:name="P322" style:family="paragraph">
      <style:paragraph-properties fo:line-height="115.00%" fo:text-align="left" fo:margin-bottom="3.00pt"/>
    </style:style>
    <style:style style:name="P32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24" style:family="paragraph">
      <style:paragraph-properties fo:line-height="100.00%" fo:text-align="left"/>
    </style:style>
    <style:style style:name="P325" style:family="paragraph">
      <style:paragraph-properties fo:line-height="115.00%" fo:text-align="left" fo:margin-bottom="3.00pt"/>
    </style:style>
    <style:style style:name="P32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27" style:family="paragraph">
      <style:paragraph-properties fo:line-height="100.00%" fo:text-align="left"/>
    </style:style>
    <style:style style:name="P32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29" style:family="paragraph">
      <style:paragraph-properties fo:line-height="100.00%" fo:text-align="left"/>
    </style:style>
    <style:style style:name="P33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31" style:family="paragraph">
      <style:paragraph-properties fo:line-height="100.00%" fo:text-align="left"/>
    </style:style>
    <style:style style:name="P33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33" style:family="paragraph">
      <style:paragraph-properties fo:line-height="115.00%" fo:text-align="left" fo:margin-bottom="10.00pt"/>
    </style:style>
    <style:style style:name="P33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35" style:family="paragraph">
      <style:paragraph-properties fo:line-height="100.00%" fo:text-align="left"/>
    </style:style>
    <style:style style:name="P33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3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38" style:family="paragraph">
      <style:paragraph-properties fo:line-height="100.00%" fo:text-align="left"/>
    </style:style>
    <style:style style:name="P339" style:family="paragraph">
      <style:paragraph-properties fo:line-height="115.00%" fo:text-align="left" fo:margin-bottom="3.00pt"/>
    </style:style>
    <style:style style:name="P34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41" style:family="paragraph">
      <style:paragraph-properties fo:line-height="100.00%" fo:text-align="left"/>
    </style:style>
    <style:style style:name="P342" style:family="paragraph">
      <style:paragraph-properties fo:line-height="115.00%" fo:text-align="left" fo:margin-bottom="3.00pt"/>
    </style:style>
    <style:style style:name="P34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44" style:family="paragraph">
      <style:paragraph-properties fo:line-height="100.00%" fo:text-align="left"/>
    </style:style>
    <style:style style:name="P345" style:family="paragraph">
      <style:paragraph-properties fo:line-height="115.00%" fo:text-align="left" fo:margin-bottom="3.00pt"/>
    </style:style>
    <style:style style:name="P34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47" style:family="paragraph">
      <style:paragraph-properties fo:line-height="100.00%" fo:text-align="left"/>
    </style:style>
    <style:style style:name="P348" style:family="paragraph">
      <style:paragraph-properties fo:line-height="115.00%" fo:text-align="left" fo:margin-bottom="3.00pt"/>
    </style:style>
    <style:style style:name="P34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50" style:family="paragraph">
      <style:paragraph-properties fo:line-height="100.00%" fo:text-align="left"/>
    </style:style>
    <style:style style:name="P351" style:family="paragraph">
      <style:paragraph-properties fo:line-height="115.00%" fo:text-align="left" fo:margin-bottom="3.00pt"/>
    </style:style>
    <style:style style:name="P35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53" style:family="paragraph">
      <style:paragraph-properties fo:line-height="100.00%" fo:text-align="left"/>
    </style:style>
    <style:style style:name="P35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55" style:family="paragraph">
      <style:paragraph-properties fo:line-height="100.00%" fo:text-align="left"/>
    </style:style>
    <style:style style:name="P35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57" style:family="paragraph">
      <style:paragraph-properties fo:line-height="100.00%" fo:text-align="left"/>
    </style:style>
    <style:style style:name="P35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59" style:family="paragraph">
      <style:paragraph-properties fo:line-height="115.00%" fo:text-align="left" fo:margin-bottom="10.00pt"/>
    </style:style>
    <style:style style:name="P36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61" style:family="paragraph">
      <style:paragraph-properties fo:line-height="100.00%" fo:text-align="left"/>
    </style:style>
    <style:style style:name="P36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6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64" style:family="paragraph">
      <style:paragraph-properties fo:line-height="100.00%" fo:text-align="left"/>
    </style:style>
    <style:style style:name="P365" style:family="paragraph">
      <style:paragraph-properties fo:line-height="115.00%" fo:text-align="left" fo:margin-bottom="3.00pt"/>
    </style:style>
    <style:style style:name="P36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67" style:family="paragraph">
      <style:paragraph-properties fo:line-height="100.00%" fo:text-align="left"/>
    </style:style>
    <style:style style:name="P368" style:family="paragraph">
      <style:paragraph-properties fo:line-height="115.00%" fo:text-align="left" fo:margin-bottom="3.00pt"/>
    </style:style>
    <style:style style:name="P36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70" style:family="paragraph">
      <style:paragraph-properties fo:line-height="100.00%" fo:text-align="left"/>
    </style:style>
    <style:style style:name="P371" style:family="paragraph">
      <style:paragraph-properties fo:line-height="115.00%" fo:text-align="left" fo:margin-bottom="3.00pt"/>
    </style:style>
    <style:style style:name="P37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73" style:family="paragraph">
      <style:paragraph-properties fo:line-height="100.00%" fo:text-align="left"/>
    </style:style>
    <style:style style:name="P374" style:family="paragraph">
      <style:paragraph-properties fo:line-height="115.00%" fo:text-align="left" fo:margin-bottom="3.00pt"/>
    </style:style>
    <style:style style:name="P37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76" style:family="paragraph">
      <style:paragraph-properties fo:line-height="100.00%" fo:text-align="left"/>
    </style:style>
    <style:style style:name="P377" style:family="paragraph">
      <style:paragraph-properties fo:line-height="115.00%" fo:text-align="left" fo:margin-bottom="3.00pt"/>
    </style:style>
    <style:style style:name="P37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79" style:family="paragraph">
      <style:paragraph-properties fo:line-height="100.00%" fo:text-align="left"/>
    </style:style>
    <style:style style:name="P38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81" style:family="paragraph">
      <style:paragraph-properties fo:line-height="100.00%" fo:text-align="left"/>
    </style:style>
    <style:style style:name="P38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83" style:family="paragraph">
      <style:paragraph-properties fo:line-height="100.00%" fo:text-align="left"/>
    </style:style>
    <style:style style:name="P38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85" style:family="paragraph">
      <style:paragraph-properties fo:line-height="115.00%" fo:text-align="left" fo:margin-bottom="10.00pt"/>
    </style:style>
    <style:style style:name="P38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87" style:family="paragraph">
      <style:paragraph-properties fo:line-height="100.00%" fo:text-align="left"/>
    </style:style>
    <style:style style:name="P38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89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90" style:family="paragraph">
      <style:paragraph-properties fo:line-height="100.00%" fo:text-align="left"/>
    </style:style>
    <style:style style:name="P391" style:family="paragraph">
      <style:paragraph-properties fo:line-height="115.00%" fo:text-align="left" fo:margin-bottom="3.00pt"/>
    </style:style>
    <style:style style:name="P39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93" style:family="paragraph">
      <style:paragraph-properties fo:line-height="100.00%" fo:text-align="left"/>
    </style:style>
    <style:style style:name="P394" style:family="paragraph">
      <style:paragraph-properties fo:line-height="115.00%" fo:text-align="left" fo:margin-bottom="3.00pt"/>
    </style:style>
    <style:style style:name="P39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96" style:family="paragraph">
      <style:paragraph-properties fo:line-height="100.00%" fo:text-align="left"/>
    </style:style>
    <style:style style:name="P397" style:family="paragraph">
      <style:paragraph-properties fo:line-height="115.00%" fo:text-align="left" fo:margin-bottom="3.00pt"/>
    </style:style>
    <style:style style:name="P39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399" style:family="paragraph">
      <style:paragraph-properties fo:line-height="100.00%" fo:text-align="left"/>
    </style:style>
    <style:style style:name="P400" style:family="paragraph">
      <style:paragraph-properties fo:line-height="115.00%" fo:text-align="left" fo:margin-bottom="3.00pt"/>
    </style:style>
    <style:style style:name="P40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02" style:family="paragraph">
      <style:paragraph-properties fo:line-height="100.00%" fo:text-align="left"/>
    </style:style>
    <style:style style:name="P403" style:family="paragraph">
      <style:paragraph-properties fo:line-height="115.00%" fo:text-align="left" fo:margin-bottom="3.00pt"/>
    </style:style>
    <style:style style:name="P40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05" style:family="paragraph">
      <style:paragraph-properties fo:line-height="100.00%" fo:text-align="left"/>
    </style:style>
    <style:style style:name="P40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07" style:family="paragraph">
      <style:paragraph-properties fo:line-height="100.00%" fo:text-align="left"/>
    </style:style>
    <style:style style:name="P40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09" style:family="paragraph">
      <style:paragraph-properties fo:line-height="100.00%" fo:text-align="left"/>
    </style:style>
    <style:style style:name="P41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11" style:family="paragraph">
      <style:paragraph-properties fo:line-height="115.00%" fo:text-align="left" fo:margin-bottom="10.00pt"/>
    </style:style>
    <style:style style:name="P41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13" style:family="paragraph">
      <style:paragraph-properties fo:line-height="100.00%" fo:text-align="left"/>
    </style:style>
    <style:style style:name="P41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15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16" style:family="paragraph">
      <style:paragraph-properties fo:line-height="100.00%" fo:text-align="left"/>
    </style:style>
    <style:style style:name="P417" style:family="paragraph">
      <style:paragraph-properties fo:line-height="115.00%" fo:text-align="left" fo:margin-bottom="3.00pt"/>
    </style:style>
    <style:style style:name="P41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19" style:family="paragraph">
      <style:paragraph-properties fo:line-height="100.00%" fo:text-align="left"/>
    </style:style>
    <style:style style:name="P420" style:family="paragraph">
      <style:paragraph-properties fo:line-height="100.00%" fo:text-align="left" fo:margin-bottom="3.00pt"/>
    </style:style>
    <style:style style:name="P42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22" style:family="paragraph">
      <style:paragraph-properties fo:line-height="100.00%" fo:text-align="left"/>
    </style:style>
    <style:style style:name="P423" style:family="paragraph">
      <style:paragraph-properties fo:line-height="115.00%" fo:text-align="left" fo:margin-bottom="3.00pt"/>
    </style:style>
    <style:style style:name="P42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25" style:family="paragraph">
      <style:paragraph-properties fo:line-height="100.00%" fo:text-align="left"/>
    </style:style>
    <style:style style:name="P426" style:family="paragraph">
      <style:paragraph-properties fo:line-height="115.00%" fo:text-align="left" fo:margin-bottom="3.00pt"/>
    </style:style>
    <style:style style:name="P42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28" style:family="paragraph">
      <style:paragraph-properties fo:line-height="100.00%" fo:text-align="left"/>
    </style:style>
    <style:style style:name="P429" style:family="paragraph">
      <style:paragraph-properties fo:line-height="100.00%" fo:text-align="left" fo:margin-bottom="3.00pt"/>
    </style:style>
    <style:style style:name="P43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31" style:family="paragraph">
      <style:paragraph-properties fo:line-height="100.00%" fo:text-align="left"/>
    </style:style>
    <style:style style:name="P43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33" style:family="paragraph">
      <style:paragraph-properties fo:line-height="100.00%" fo:text-align="left"/>
    </style:style>
    <style:style style:name="P43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35" style:family="paragraph">
      <style:paragraph-properties fo:line-height="100.00%" fo:text-align="left"/>
    </style:style>
    <style:style style:name="P43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37" style:family="paragraph">
      <style:paragraph-properties fo:line-height="115.00%" fo:text-align="left" fo:margin-bottom="10.00pt"/>
    </style:style>
    <style:style style:name="P43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39" style:family="paragraph">
      <style:paragraph-properties fo:line-height="100.00%" fo:text-align="left"/>
    </style:style>
    <style:style style:name="P44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41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42" style:family="paragraph">
      <style:paragraph-properties fo:line-height="100.00%" fo:text-align="left"/>
    </style:style>
    <style:style style:name="P443" style:family="paragraph">
      <style:paragraph-properties fo:line-height="115.00%" fo:text-align="left" fo:margin-bottom="3.00pt"/>
    </style:style>
    <style:style style:name="P444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45" style:family="paragraph">
      <style:paragraph-properties fo:line-height="100.00%" fo:text-align="left"/>
    </style:style>
    <style:style style:name="P446" style:family="paragraph">
      <style:paragraph-properties fo:line-height="115.00%" fo:text-align="left" fo:margin-bottom="3.00pt"/>
    </style:style>
    <style:style style:name="P447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48" style:family="paragraph">
      <style:paragraph-properties fo:line-height="100.00%" fo:text-align="left"/>
    </style:style>
    <style:style style:name="P449" style:family="paragraph">
      <style:paragraph-properties fo:line-height="115.00%" fo:text-align="left" fo:margin-bottom="3.00pt"/>
    </style:style>
    <style:style style:name="P45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51" style:family="paragraph">
      <style:paragraph-properties fo:line-height="100.00%" fo:text-align="left"/>
    </style:style>
    <style:style style:name="P452" style:family="paragraph">
      <style:paragraph-properties fo:line-height="115.00%" fo:text-align="left" fo:margin-bottom="3.00pt"/>
    </style:style>
    <style:style style:name="P453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54" style:family="paragraph">
      <style:paragraph-properties fo:line-height="100.00%" fo:text-align="left"/>
    </style:style>
    <style:style style:name="P455" style:family="paragraph">
      <style:paragraph-properties fo:line-height="115.00%" fo:text-align="left" fo:margin-bottom="10.00pt"/>
    </style:style>
    <style:style style:name="P456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57" style:family="paragraph">
      <style:paragraph-properties fo:line-height="100.00%" fo:text-align="left"/>
    </style:style>
    <style:style style:name="P458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59" style:family="paragraph">
      <style:paragraph-properties fo:line-height="100.00%" fo:text-align="left"/>
    </style:style>
    <style:style style:name="P460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61" style:family="paragraph">
      <style:paragraph-properties fo:line-height="100.00%" fo:text-align="left"/>
    </style:style>
    <style:style style:name="P462" style:family="paragraph">
      <style:paragraph-properties fo:line-height="100.00%" fo:text-align="left" fo:margin-left="-0.25pt" fo:text-indent="-5.40pt">
        <style:tab-stops>
          <style:tab-stop style:position="59.65pt"/>
          <style:tab-stop style:position="3405.55pt"/>
        </style:tab-stops>
      </style:paragraph-properties>
    </style:style>
    <style:style style:name="P463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5000in"/>
    </style:style>
    <style:style style:name="TableColumn0101" style:family="table-column">
      <style:table-column-properties style:column-width="6.006944in"/>
    </style:style>
    <style:style style:name="Table01" style:family="table">
      <style:table-properties style:width="6.8319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825000in"/>
    </style:style>
    <style:style style:name="TableColumn0201" style:family="table-column">
      <style:table-column-properties style:column-width="6.006944in"/>
    </style:style>
    <style:style style:name="Table02" style:family="table">
      <style:table-properties style:width="6.8319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825000in"/>
    </style:style>
    <style:style style:name="TableColumn0301" style:family="table-column">
      <style:table-column-properties style:column-width="6.006944in"/>
    </style:style>
    <style:style style:name="Table03" style:family="table">
      <style:table-properties style:width="6.83194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825000in"/>
    </style:style>
    <style:style style:name="TableColumn0401" style:family="table-column">
      <style:table-column-properties style:column-width="6.006944in"/>
    </style:style>
    <style:style style:name="Table04" style:family="table">
      <style:table-properties style:width="6.831944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0.825000in"/>
    </style:style>
    <style:style style:name="TableColumn0501" style:family="table-column">
      <style:table-column-properties style:column-width="6.006944in"/>
    </style:style>
    <style:style style:name="Table05" style:family="table">
      <style:table-properties style:width="6.83194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0.825000in"/>
    </style:style>
    <style:style style:name="TableColumn0601" style:family="table-column">
      <style:table-column-properties style:column-width="6.006944in"/>
    </style:style>
    <style:style style:name="Table06" style:family="table">
      <style:table-properties style:width="6.831944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0.825000in"/>
    </style:style>
    <style:style style:name="TableColumn0701" style:family="table-column">
      <style:table-column-properties style:column-width="6.006944in"/>
    </style:style>
    <style:style style:name="Table07" style:family="table">
      <style:table-properties style:width="6.831944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8" style:family="table-row">
      <style:table-row-properties/>
    </style:style>
    <style:style style:name="TableCell07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0.825000in"/>
    </style:style>
    <style:style style:name="TableColumn0801" style:family="table-column">
      <style:table-column-properties style:column-width="6.006944in"/>
    </style:style>
    <style:style style:name="Table08" style:family="table">
      <style:table-properties style:width="6.831944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7" style:family="table-row">
      <style:table-row-properties/>
    </style:style>
    <style:style style:name="TableCell08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8" style:family="table-row">
      <style:table-row-properties/>
    </style:style>
    <style:style style:name="TableCell08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900" style:family="table-column">
      <style:table-column-properties style:column-width="0.825000in"/>
    </style:style>
    <style:style style:name="TableColumn0901" style:family="table-column">
      <style:table-column-properties style:column-width="6.006944in"/>
    </style:style>
    <style:style style:name="Table09" style:family="table">
      <style:table-properties style:width="6.831944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6" style:family="table-row">
      <style:table-row-properties/>
    </style:style>
    <style:style style:name="TableCell09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7" style:family="table-row">
      <style:table-row-properties/>
    </style:style>
    <style:style style:name="TableCell09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8" style:family="table-row">
      <style:table-row-properties/>
    </style:style>
    <style:style style:name="TableCell09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000" style:family="table-column">
      <style:table-column-properties style:column-width="0.825000in"/>
    </style:style>
    <style:style style:name="TableColumn1001" style:family="table-column">
      <style:table-column-properties style:column-width="6.006944in"/>
    </style:style>
    <style:style style:name="Table10" style:family="table">
      <style:table-properties style:width="6.831944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6" style:family="table-row">
      <style:table-row-properties/>
    </style:style>
    <style:style style:name="TableCell10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7" style:family="table-row">
      <style:table-row-properties/>
    </style:style>
    <style:style style:name="TableCell10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8" style:family="table-row">
      <style:table-row-properties/>
    </style:style>
    <style:style style:name="TableCell10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100" style:family="table-column">
      <style:table-column-properties style:column-width="0.825000in"/>
    </style:style>
    <style:style style:name="TableColumn1101" style:family="table-column">
      <style:table-column-properties style:column-width="6.006944in"/>
    </style:style>
    <style:style style:name="Table11" style:family="table">
      <style:table-properties style:width="6.831944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6" style:family="table-row">
      <style:table-row-properties/>
    </style:style>
    <style:style style:name="TableCell1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7" style:family="table-row">
      <style:table-row-properties/>
    </style:style>
    <style:style style:name="TableCell11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8" style:family="table-row">
      <style:table-row-properties/>
    </style:style>
    <style:style style:name="TableCell11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200" style:family="table-column">
      <style:table-column-properties style:column-width="0.825000in"/>
    </style:style>
    <style:style style:name="TableColumn1201" style:family="table-column">
      <style:table-column-properties style:column-width="6.006944in"/>
    </style:style>
    <style:style style:name="Table12" style:family="table">
      <style:table-properties style:width="6.831944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3" style:family="table-row">
      <style:table-row-properties/>
    </style:style>
    <style:style style:name="TableCell12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4" style:family="table-row">
      <style:table-row-properties/>
    </style:style>
    <style:style style:name="TableCell12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5" style:family="table-row">
      <style:table-row-properties/>
    </style:style>
    <style:style style:name="TableCell12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6" style:family="table-row">
      <style:table-row-properties/>
    </style:style>
    <style:style style:name="TableCell12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7" style:family="table-row">
      <style:table-row-properties/>
    </style:style>
    <style:style style:name="TableCell12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8" style:family="table-row">
      <style:table-row-properties/>
    </style:style>
    <style:style style:name="TableCell12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300" style:family="table-column">
      <style:table-column-properties style:column-width="0.825000in"/>
    </style:style>
    <style:style style:name="TableColumn1301" style:family="table-column">
      <style:table-column-properties style:column-width="6.006944in"/>
    </style:style>
    <style:style style:name="Table13" style:family="table">
      <style:table-properties style:width="6.831944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2" style:family="table-row">
      <style:table-row-properties/>
    </style:style>
    <style:style style:name="TableCell13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3" style:family="table-row">
      <style:table-row-properties/>
    </style:style>
    <style:style style:name="TableCell13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4" style:family="table-row">
      <style:table-row-properties/>
    </style:style>
    <style:style style:name="TableCell13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5" style:family="table-row">
      <style:table-row-properties/>
    </style:style>
    <style:style style:name="TableCell13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6" style:family="table-row">
      <style:table-row-properties/>
    </style:style>
    <style:style style:name="TableCell13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7" style:family="table-row">
      <style:table-row-properties/>
    </style:style>
    <style:style style:name="TableCell13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8" style:family="table-row">
      <style:table-row-properties/>
    </style:style>
    <style:style style:name="TableCell13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400" style:family="table-column">
      <style:table-column-properties style:column-width="0.825000in"/>
    </style:style>
    <style:style style:name="TableColumn1401" style:family="table-column">
      <style:table-column-properties style:column-width="6.006944in"/>
    </style:style>
    <style:style style:name="Table14" style:family="table">
      <style:table-properties style:width="6.831944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1" style:family="table-row">
      <style:table-row-properties/>
    </style:style>
    <style:style style:name="TableCell14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2" style:family="table-row">
      <style:table-row-properties/>
    </style:style>
    <style:style style:name="TableCell14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3" style:family="table-row">
      <style:table-row-properties/>
    </style:style>
    <style:style style:name="TableCell14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4" style:family="table-row">
      <style:table-row-properties/>
    </style:style>
    <style:style style:name="TableCell14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5" style:family="table-row">
      <style:table-row-properties/>
    </style:style>
    <style:style style:name="TableCell14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6" style:family="table-row">
      <style:table-row-properties/>
    </style:style>
    <style:style style:name="TableCell14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7" style:family="table-row">
      <style:table-row-properties/>
    </style:style>
    <style:style style:name="TableCell14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8" style:family="table-row">
      <style:table-row-properties/>
    </style:style>
    <style:style style:name="TableCell14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500" style:family="table-column">
      <style:table-column-properties style:column-width="0.825000in"/>
    </style:style>
    <style:style style:name="TableColumn1501" style:family="table-column">
      <style:table-column-properties style:column-width="6.006944in"/>
    </style:style>
    <style:style style:name="Table15" style:family="table">
      <style:table-properties style:width="6.831944in" fo:margin-left="0.000000in" style:writing-mode="lr" table:align="left" style:may-break-between-rows="true"/>
    </style:style>
    <style:style style:name="TableRow1500" style:family="table-row">
      <style:table-row-properties/>
    </style:style>
    <style:style style:name="TableCell15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501" style:family="table-row">
      <style:table-row-properties/>
    </style:style>
    <style:style style:name="TableCell15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502" style:family="table-row">
      <style:table-row-properties/>
    </style:style>
    <style:style style:name="TableCell15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503" style:family="table-row">
      <style:table-row-properties/>
    </style:style>
    <style:style style:name="TableCell15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5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504" style:family="table-row">
      <style:table-row-properties/>
    </style:style>
    <style:style style:name="TableCell15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5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505" style:family="table-row">
      <style:table-row-properties/>
    </style:style>
    <style:style style:name="TableCell15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5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506" style:family="table-row">
      <style:table-row-properties/>
    </style:style>
    <style:style style:name="TableCell15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5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507" style:family="table-row">
      <style:table-row-properties/>
    </style:style>
    <style:style style:name="TableCell15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5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508" style:family="table-row">
      <style:table-row-properties/>
    </style:style>
    <style:style style:name="TableCell15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5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600" style:family="table-column">
      <style:table-column-properties style:column-width="0.825000in"/>
    </style:style>
    <style:style style:name="TableColumn1601" style:family="table-column">
      <style:table-column-properties style:column-width="6.006944in"/>
    </style:style>
    <style:style style:name="Table16" style:family="table">
      <style:table-properties style:width="6.831944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1" style:family="table-row">
      <style:table-row-properties/>
    </style:style>
    <style:style style:name="TableCell16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2" style:family="table-row">
      <style:table-row-properties/>
    </style:style>
    <style:style style:name="TableCell16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6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3" style:family="table-row">
      <style:table-row-properties/>
    </style:style>
    <style:style style:name="TableCell16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6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4" style:family="table-row">
      <style:table-row-properties/>
    </style:style>
    <style:style style:name="TableCell16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6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5" style:family="table-row">
      <style:table-row-properties/>
    </style:style>
    <style:style style:name="TableCell16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6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6" style:family="table-row">
      <style:table-row-properties/>
    </style:style>
    <style:style style:name="TableCell16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6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7" style:family="table-row">
      <style:table-row-properties/>
    </style:style>
    <style:style style:name="TableCell16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6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608" style:family="table-row">
      <style:table-row-properties/>
    </style:style>
    <style:style style:name="TableCell16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6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700" style:family="table-column">
      <style:table-column-properties style:column-width="0.825000in"/>
    </style:style>
    <style:style style:name="TableColumn1701" style:family="table-column">
      <style:table-column-properties style:column-width="6.006944in"/>
    </style:style>
    <style:style style:name="Table17" style:family="table">
      <style:table-properties style:width="6.831944in" fo:margin-left="0.000000in" style:writing-mode="lr" table:align="left" style:may-break-between-rows="true"/>
    </style:style>
    <style:style style:name="TableRow1700" style:family="table-row">
      <style:table-row-properties/>
    </style:style>
    <style:style style:name="TableCell17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7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701" style:family="table-row">
      <style:table-row-properties/>
    </style:style>
    <style:style style:name="TableCell17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7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702" style:family="table-row">
      <style:table-row-properties/>
    </style:style>
    <style:style style:name="TableCell17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7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703" style:family="table-row">
      <style:table-row-properties/>
    </style:style>
    <style:style style:name="TableCell17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7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704" style:family="table-row">
      <style:table-row-properties/>
    </style:style>
    <style:style style:name="TableCell17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7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705" style:family="table-row">
      <style:table-row-properties/>
    </style:style>
    <style:style style:name="TableCell17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7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706" style:family="table-row">
      <style:table-row-properties/>
    </style:style>
    <style:style style:name="TableCell17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7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707" style:family="table-row">
      <style:table-row-properties/>
    </style:style>
    <style:style style:name="TableCell17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7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708" style:family="table-row">
      <style:table-row-properties/>
    </style:style>
    <style:style style:name="TableCell17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7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800" style:family="table-column">
      <style:table-column-properties style:column-width="0.825000in"/>
    </style:style>
    <style:style style:name="TableColumn1801" style:family="table-column">
      <style:table-column-properties style:column-width="6.006944in"/>
    </style:style>
    <style:style style:name="Table18" style:family="table">
      <style:table-properties style:width="6.831944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8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1" style:family="table-row">
      <style:table-row-properties/>
    </style:style>
    <style:style style:name="TableCell18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8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2" style:family="table-row">
      <style:table-row-properties/>
    </style:style>
    <style:style style:name="TableCell18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8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3" style:family="table-row">
      <style:table-row-properties/>
    </style:style>
    <style:style style:name="TableCell18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8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4" style:family="table-row">
      <style:table-row-properties/>
    </style:style>
    <style:style style:name="TableCell18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8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5" style:family="table-row">
      <style:table-row-properties/>
    </style:style>
    <style:style style:name="TableCell18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8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6" style:family="table-row">
      <style:table-row-properties/>
    </style:style>
    <style:style style:name="TableCell18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8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7" style:family="table-row">
      <style:table-row-properties/>
    </style:style>
    <style:style style:name="TableCell18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8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808" style:family="table-row">
      <style:table-row-properties/>
    </style:style>
    <style:style style:name="TableCell18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8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text:span text:style-name="T2">Id</text:span><text:span text:style-name="T3"/></text:p>
          </table:table-cell>
          <table:table-cell table:style-name="TableCell010001">
            <text:p text:style-name="P2"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Question</text:span><text:span text:style-name="T5"/></text:p>
          </table:table-cell>
          <table:table-cell table:style-name="TableCell010101">
            <text:p text:style-name="P6"><text:span text:style-name="T6">Basic geometric transformation include</text:span><text:span text:style-name="T7"/></text:p>
          </table:table-cell>
        </table:table-row>
        <table:table-row table:style-name="TableRow0102">
          <table:table-cell table:style-name="TableCell010200">
            <text:p text:style-name="P8"><text:span text:style-name="T8">A</text:span><text:span text:style-name="T9"/></text:p>
          </table:table-cell>
          <table:table-cell table:style-name="TableCell010201">
            <text:p text:style-name="P9"><text:span text:style-name="T10">Translation</text:span><text:span text:style-name="T11"/></text:p>
          </table:table-cell>
        </table:table-row>
        <table:table-row table:style-name="TableRow0103">
          <table:table-cell table:style-name="TableCell010300">
            <text:p text:style-name="P11"><text:span text:style-name="T12">B</text:span><text:span text:style-name="T13"/></text:p>
          </table:table-cell>
          <table:table-cell table:style-name="TableCell010301">
            <text:p text:style-name="P12"><text:span text:style-name="T14">Rotation</text:span><text:span text:style-name="T15"/></text:p>
          </table:table-cell>
        </table:table-row>
        <table:table-row table:style-name="TableRow0104">
          <table:table-cell table:style-name="TableCell010400">
            <text:p text:style-name="P14"><text:span text:style-name="T16">C</text:span><text:span text:style-name="T17"/></text:p>
          </table:table-cell>
          <table:table-cell table:style-name="TableCell010401">
            <text:p text:style-name="P15"><text:span text:style-name="T18">Scaling</text:span><text:span text:style-name="T19"/></text:p>
          </table:table-cell>
        </table:table-row>
        <table:table-row table:style-name="TableRow0105">
          <table:table-cell table:style-name="TableCell010500">
            <text:p text:style-name="P17"><text:span text:style-name="T20">D</text:span><text:span text:style-name="T21"/></text:p>
          </table:table-cell>
          <table:table-cell table:style-name="TableCell010501">
            <text:p text:style-name="P18"><text:span text:style-name="T22">All of these</text:span><text:span text:style-name="T23"/></text:p>
          </table:table-cell>
        </table:table-row>
        <table:table-row table:style-name="TableRow0106">
          <table:table-cell table:style-name="TableCell010600">
            <text:p text:style-name="P20"><text:span text:style-name="T24">Answer</text:span><text:span text:style-name="T25"/></text:p>
          </table:table-cell>
          <table:table-cell table:style-name="TableCell010601">
            <text:p text:style-name="P20"><text:span text:style-name="T26">D</text:span><text:span text:style-name="T27"/></text:p>
          </table:table-cell>
        </table:table-row>
        <table:table-row table:style-name="TableRow0107">
          <table:table-cell table:style-name="TableCell010700">
            <text:p text:style-name="P22"><text:span text:style-name="T28">Marks</text:span><text:span text:style-name="T29"/></text:p>
          </table:table-cell>
          <table:table-cell table:style-name="TableCell010701">
            <text:p text:style-name="P22"><text:span text:style-name="T30">1</text:span><text:span text:style-name="T31"/></text:p>
          </table:table-cell>
        </table:table-row>
        <table:table-row table:style-name="TableRow0108">
          <table:table-cell table:style-name="TableCell010800">
            <text:p text:style-name="P24"><text:span text:style-name="T32">Unit</text:span><text:span text:style-name="T33"/></text:p>
          </table:table-cell>
          <table:table-cell table:style-name="TableCell010801">
            <text:p text:style-name="P24"><text:span text:style-name="T34">4</text:span><text:span text:style-name="T35"/></text:p>
          </table:table-cell>
        </table:table-row>
      </table:table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8"><text:span text:style-name="T36">Id</text:span><text:span text:style-name="T37"/></text:p>
          </table:table-cell>
          <table:table-cell table:style-name="TableCell020001">
            <text:p text:style-name="P28"><text:span text:style-name="T37"/></text:p>
          </table:table-cell>
        </table:table-row>
        <table:table-row table:style-name="TableRow0201">
          <table:table-cell table:style-name="TableCell020100">
            <text:p text:style-name="P31"><text:span text:style-name="T38">Question</text:span><text:span text:style-name="T39"/></text:p>
          </table:table-cell>
          <table:table-cell table:style-name="TableCell020101">
            <text:p text:style-name="P32"><text:span text:style-name="T40">Some additional transformation are</text:span><text:span text:style-name="T41"/></text:p>
          </table:table-cell>
        </table:table-row>
        <table:table-row table:style-name="TableRow0202">
          <table:table-cell table:style-name="TableCell020200">
            <text:p text:style-name="P34"><text:span text:style-name="T42">A</text:span><text:span text:style-name="T43"/></text:p>
          </table:table-cell>
          <table:table-cell table:style-name="TableCell020201">
            <text:p text:style-name="P35"><text:span text:style-name="T44">Shear</text:span><text:span text:style-name="T45"/></text:p>
          </table:table-cell>
        </table:table-row>
        <table:table-row table:style-name="TableRow0203">
          <table:table-cell table:style-name="TableCell020300">
            <text:p text:style-name="P37"><text:span text:style-name="T46">B</text:span><text:span text:style-name="T47"/></text:p>
          </table:table-cell>
          <table:table-cell table:style-name="TableCell020301">
            <text:p text:style-name="P38"><text:span text:style-name="T48">Reflection</text:span><text:span text:style-name="T49"/></text:p>
          </table:table-cell>
        </table:table-row>
        <table:table-row table:style-name="TableRow0204">
          <table:table-cell table:style-name="TableCell020400">
            <text:p text:style-name="P40"><text:span text:style-name="T50">C</text:span><text:span text:style-name="T51"/></text:p>
          </table:table-cell>
          <table:table-cell table:style-name="TableCell020401">
            <text:p text:style-name="P41"><text:span text:style-name="T52">Both a &amp;b</text:span><text:span text:style-name="T53"/></text:p>
          </table:table-cell>
        </table:table-row>
        <table:table-row table:style-name="TableRow0205">
          <table:table-cell table:style-name="TableCell020500">
            <text:p text:style-name="P43"><text:span text:style-name="T54">D</text:span><text:span text:style-name="T55"/></text:p>
          </table:table-cell>
          <table:table-cell table:style-name="TableCell020501">
            <text:p text:style-name="P44"><text:span text:style-name="T56">None of these</text:span><text:span text:style-name="T57"/></text:p>
          </table:table-cell>
        </table:table-row>
        <table:table-row table:style-name="TableRow0206">
          <table:table-cell table:style-name="TableCell020600">
            <text:p text:style-name="P46"><text:span text:style-name="T58">Answer</text:span><text:span text:style-name="T59"/></text:p>
          </table:table-cell>
          <table:table-cell table:style-name="TableCell020601">
            <text:p text:style-name="P46"><text:span text:style-name="T60">C</text:span><text:span text:style-name="T61"/></text:p>
          </table:table-cell>
        </table:table-row>
        <table:table-row table:style-name="TableRow0207">
          <table:table-cell table:style-name="TableCell020700">
            <text:p text:style-name="P48"><text:span text:style-name="T62">Marks</text:span><text:span text:style-name="T63"/></text:p>
          </table:table-cell>
          <table:table-cell table:style-name="TableCell020701">
            <text:p text:style-name="P48"><text:span text:style-name="T64">1</text:span><text:span text:style-name="T65"/></text:p>
          </table:table-cell>
        </table:table-row>
        <table:table-row table:style-name="TableRow0208">
          <table:table-cell table:style-name="TableCell020800">
            <text:p text:style-name="P50"><text:span text:style-name="T66">Unit</text:span><text:span text:style-name="T67"/></text:p>
          </table:table-cell>
          <table:table-cell table:style-name="TableCell020801">
            <text:p text:style-name="P50"><text:span text:style-name="T68">4</text:span><text:span text:style-name="T69"/></text:p>
          </table:table-cell>
        </table:table-row>
      </table:table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ext:p text:style-name="P52"><text:span text:style-name="T6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4"><text:span text:style-name="T70">Id</text:span><text:span text:style-name="T71"/></text:p>
          </table:table-cell>
          <table:table-cell table:style-name="TableCell030001">
            <text:p text:style-name="P54"><text:span text:style-name="T71"/></text:p>
          </table:table-cell>
        </table:table-row>
        <table:table-row table:style-name="TableRow0301">
          <table:table-cell table:style-name="TableCell030100">
            <text:p text:style-name="P57"><text:span text:style-name="T72">Question</text:span><text:span text:style-name="T73"/></text:p>
          </table:table-cell>
          <table:table-cell table:style-name="TableCell030101">
            <text:p text:style-name="P58"><text:span text:style-name="T74">The transformation in which an object is moved in a minimum distance path from one position to another is called</text:span><text:span text:style-name="T75"/></text:p>
          </table:table-cell>
        </table:table-row>
        <table:table-row table:style-name="TableRow0302">
          <table:table-cell table:style-name="TableCell030200">
            <text:p text:style-name="P60"><text:span text:style-name="T76">A</text:span><text:span text:style-name="T77"/></text:p>
          </table:table-cell>
          <table:table-cell table:style-name="TableCell030201">
            <text:p text:style-name="P61"><text:span text:style-name="T78">Translation</text:span><text:span text:style-name="T79"/></text:p>
          </table:table-cell>
        </table:table-row>
        <table:table-row table:style-name="TableRow0303">
          <table:table-cell table:style-name="TableCell030300">
            <text:p text:style-name="P63"><text:span text:style-name="T80">B</text:span><text:span text:style-name="T81"/></text:p>
          </table:table-cell>
          <table:table-cell table:style-name="TableCell030301">
            <text:p text:style-name="P64"><text:span text:style-name="T82">Scaling</text:span><text:span text:style-name="T83"/></text:p>
          </table:table-cell>
        </table:table-row>
        <table:table-row table:style-name="TableRow0304">
          <table:table-cell table:style-name="TableCell030400">
            <text:p text:style-name="P66"><text:span text:style-name="T84">C</text:span><text:span text:style-name="T85"/></text:p>
          </table:table-cell>
          <table:table-cell table:style-name="TableCell030401">
            <text:p text:style-name="P67"><text:span text:style-name="T86">Rotation</text:span><text:span text:style-name="T87"/></text:p>
          </table:table-cell>
        </table:table-row>
        <table:table-row table:style-name="TableRow0305">
          <table:table-cell table:style-name="TableCell030500">
            <text:p text:style-name="P69"><text:span text:style-name="T88">D</text:span><text:span text:style-name="T89"/></text:p>
          </table:table-cell>
          <table:table-cell table:style-name="TableCell030501">
            <text:p text:style-name="P70"><text:span text:style-name="T90">Reflection</text:span><text:span text:style-name="T91"/></text:p>
          </table:table-cell>
        </table:table-row>
        <table:table-row table:style-name="TableRow0306">
          <table:table-cell table:style-name="TableCell030600">
            <text:p text:style-name="P72"><text:span text:style-name="T92">Answer</text:span><text:span text:style-name="T93"/></text:p>
          </table:table-cell>
          <table:table-cell table:style-name="TableCell030601">
            <text:p text:style-name="P72"><text:span text:style-name="T94">A</text:span><text:span text:style-name="T95"/></text:p>
          </table:table-cell>
        </table:table-row>
        <table:table-row table:style-name="TableRow0307">
          <table:table-cell table:style-name="TableCell030700">
            <text:p text:style-name="P74"><text:span text:style-name="T96">Marks</text:span><text:span text:style-name="T97"/></text:p>
          </table:table-cell>
          <table:table-cell table:style-name="TableCell030701">
            <text:p text:style-name="P74"><text:span text:style-name="T98">1</text:span><text:span text:style-name="T99"/></text:p>
          </table:table-cell>
        </table:table-row>
        <table:table-row table:style-name="TableRow0308">
          <table:table-cell table:style-name="TableCell030800">
            <text:p text:style-name="P76"><text:span text:style-name="T100">Unit</text:span><text:span text:style-name="T101"/></text:p>
          </table:table-cell>
          <table:table-cell table:style-name="TableCell030801">
            <text:p text:style-name="P76"><text:span text:style-name="T102">4</text:span><text:span text:style-name="T103"/></text:p>
          </table:table-cell>
        </table:table-row>
      </table:table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ext:p text:style-name="P78"><text:span text:style-name="T103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80"><text:span text:style-name="T104">Id</text:span><text:span text:style-name="T105"/></text:p>
          </table:table-cell>
          <table:table-cell table:style-name="TableCell040001">
            <text:p text:style-name="P80"><text:span text:style-name="T105"/></text:p>
          </table:table-cell>
        </table:table-row>
        <table:table-row table:style-name="TableRow0401">
          <table:table-cell table:style-name="TableCell040100">
            <text:p text:style-name="P83"><text:span text:style-name="T106">Question</text:span><text:span text:style-name="T107"/></text:p>
          </table:table-cell>
          <table:table-cell table:style-name="TableCell040101">
            <text:p text:style-name="P84"><text:span text:style-name="T108">The transformation in which an object is moved from one position to another in circular path around a specified pivot point is called</text:span><text:span text:style-name="T109"/></text:p>
          </table:table-cell>
        </table:table-row>
        <table:table-row table:style-name="TableRow0402">
          <table:table-cell table:style-name="TableCell040200">
            <text:p text:style-name="P86"><text:span text:style-name="T110">A</text:span><text:span text:style-name="T111"/></text:p>
          </table:table-cell>
          <table:table-cell table:style-name="TableCell040201">
            <text:p text:style-name="P87"><text:span text:style-name="T112">Translation</text:span><text:span text:style-name="T113"/></text:p>
          </table:table-cell>
        </table:table-row>
        <table:table-row table:style-name="TableRow0403">
          <table:table-cell table:style-name="TableCell040300">
            <text:p text:style-name="P89"><text:span text:style-name="T114">B</text:span><text:span text:style-name="T115"/></text:p>
          </table:table-cell>
          <table:table-cell table:style-name="TableCell040301">
            <text:p text:style-name="P90"><text:span text:style-name="T116">Scaling</text:span><text:span text:style-name="T117"/></text:p>
          </table:table-cell>
        </table:table-row>
        <table:table-row table:style-name="TableRow0404">
          <table:table-cell table:style-name="TableCell040400">
            <text:p text:style-name="P92"><text:span text:style-name="T118">C</text:span><text:span text:style-name="T119"/></text:p>
          </table:table-cell>
          <table:table-cell table:style-name="TableCell040401">
            <text:p text:style-name="P93"><text:span text:style-name="T120">Rotation</text:span><text:span text:style-name="T121"/></text:p>
          </table:table-cell>
        </table:table-row>
        <table:table-row table:style-name="TableRow0405">
          <table:table-cell table:style-name="TableCell040500">
            <text:p text:style-name="P95"><text:span text:style-name="T122">D</text:span><text:span text:style-name="T123"/></text:p>
          </table:table-cell>
          <table:table-cell table:style-name="TableCell040501">
            <text:p text:style-name="P96"><text:span text:style-name="T124">Reflection</text:span><text:span text:style-name="T125"/></text:p>
          </table:table-cell>
        </table:table-row>
        <table:table-row table:style-name="TableRow0406">
          <table:table-cell table:style-name="TableCell040600">
            <text:p text:style-name="P98"><text:span text:style-name="T126">Answer</text:span><text:span text:style-name="T127"/></text:p>
          </table:table-cell>
          <table:table-cell table:style-name="TableCell040601">
            <text:p text:style-name="P98"><text:span text:style-name="T128">C</text:span><text:span text:style-name="T129"/></text:p>
          </table:table-cell>
        </table:table-row>
        <table:table-row table:style-name="TableRow0407">
          <table:table-cell table:style-name="TableCell040700">
            <text:p text:style-name="P100"><text:span text:style-name="T130">Marks</text:span><text:span text:style-name="T131"/></text:p>
          </table:table-cell>
          <table:table-cell table:style-name="TableCell040701">
            <text:p text:style-name="P100"><text:span text:style-name="T132">1</text:span><text:span text:style-name="T133"/></text:p>
          </table:table-cell>
        </table:table-row>
        <table:table-row table:style-name="TableRow0408">
          <table:table-cell table:style-name="TableCell040800">
            <text:p text:style-name="P102"><text:span text:style-name="T134">Unit</text:span><text:span text:style-name="T135"/></text:p>
          </table:table-cell>
          <table:table-cell table:style-name="TableCell040801">
            <text:p text:style-name="P102"><text:span text:style-name="T136">4</text:span><text:span text:style-name="T137"/></text:p>
          </table:table-cell>
        </table:table-row>
      </table:table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ext:p text:style-name="P104"><text:span text:style-name="T137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06"><text:span text:style-name="T138">Id</text:span><text:span text:style-name="T139"/></text:p>
          </table:table-cell>
          <table:table-cell table:style-name="TableCell050001">
            <text:p text:style-name="P106"><text:span text:style-name="T139"/></text:p>
          </table:table-cell>
        </table:table-row>
        <table:table-row table:style-name="TableRow0501">
          <table:table-cell table:style-name="TableCell050100">
            <text:p text:style-name="P109"><text:span text:style-name="T140">Question</text:span><text:span text:style-name="T141"/></text:p>
          </table:table-cell>
          <table:table-cell table:style-name="TableCell050101">
            <text:p text:style-name="P109"><text:span text:style-name="T142">A translation is applied to an object by</text:span><text:span text:style-name="T143"/></text:p>
          </table:table-cell>
        </table:table-row>
        <table:table-row table:style-name="TableRow0502">
          <table:table-cell table:style-name="TableCell050200">
            <text:p text:style-name="P111"><text:span text:style-name="T144">A</text:span><text:span text:style-name="T145"/></text:p>
          </table:table-cell>
          <table:table-cell table:style-name="TableCell050201">
            <text:p text:style-name="P111"><text:span text:style-name="T146">Repositioning it along with straight line path</text:span><text:span text:style-name="T147"/></text:p>
          </table:table-cell>
        </table:table-row>
        <table:table-row table:style-name="TableRow0503">
          <table:table-cell table:style-name="TableCell050300">
            <text:p text:style-name="P113"><text:span text:style-name="T148">B</text:span><text:span text:style-name="T149"/></text:p>
          </table:table-cell>
          <table:table-cell table:style-name="TableCell050301">
            <text:p text:style-name="P113"><text:span text:style-name="T150">Repositioning it along with circular path</text:span><text:span text:style-name="T151"/></text:p>
          </table:table-cell>
        </table:table-row>
        <table:table-row table:style-name="TableRow0504">
          <table:table-cell table:style-name="TableCell050400">
            <text:p text:style-name="P115"><text:span text:style-name="T152">C</text:span><text:span text:style-name="T153"/></text:p>
          </table:table-cell>
          <table:table-cell table:style-name="TableCell050401">
            <text:p text:style-name="P115"><text:span text:style-name="T154">Only b</text:span><text:span text:style-name="T155"/></text:p>
          </table:table-cell>
        </table:table-row>
        <table:table-row table:style-name="TableRow0505">
          <table:table-cell table:style-name="TableCell050500">
            <text:p text:style-name="P117"><text:span text:style-name="T156">D</text:span><text:span text:style-name="T157"/></text:p>
          </table:table-cell>
          <table:table-cell table:style-name="TableCell050501">
            <text:p text:style-name="P117"><text:span text:style-name="T158">All of the mentioned</text:span><text:span text:style-name="T159"/></text:p>
          </table:table-cell>
        </table:table-row>
        <table:table-row table:style-name="TableRow0506">
          <table:table-cell table:style-name="TableCell050600">
            <text:p text:style-name="P119"><text:span text:style-name="T160">Answer</text:span><text:span text:style-name="T161"/></text:p>
          </table:table-cell>
          <table:table-cell table:style-name="TableCell050601">
            <text:p text:style-name="P119"><text:span text:style-name="T162">A</text:span><text:span text:style-name="T163"/></text:p>
          </table:table-cell>
        </table:table-row>
        <table:table-row table:style-name="TableRow0507">
          <table:table-cell table:style-name="TableCell050700">
            <text:p text:style-name="P121"><text:span text:style-name="T164">Marks</text:span><text:span text:style-name="T165"/></text:p>
          </table:table-cell>
          <table:table-cell table:style-name="TableCell050701">
            <text:p text:style-name="P121"><text:span text:style-name="T166">1</text:span><text:span text:style-name="T167"/></text:p>
          </table:table-cell>
        </table:table-row>
        <table:table-row table:style-name="TableRow0508">
          <table:table-cell table:style-name="TableCell050800">
            <text:p text:style-name="P123"><text:span text:style-name="T168">Unit</text:span><text:span text:style-name="T169"/></text:p>
          </table:table-cell>
          <table:table-cell table:style-name="TableCell050801">
            <text:p text:style-name="P123"><text:span text:style-name="T170">4</text:span><text:span text:style-name="T171"/></text:p>
          </table:table-cell>
        </table:table-row>
      </table:table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ext:p text:style-name="P125"><text:span text:style-name="T171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27"><text:span text:style-name="T172">Id</text:span><text:span text:style-name="T173"/></text:p>
          </table:table-cell>
          <table:table-cell table:style-name="TableCell060001">
            <text:p text:style-name="P127"><text:span text:style-name="T173"/></text:p>
          </table:table-cell>
        </table:table-row>
        <table:table-row table:style-name="TableRow0601">
          <table:table-cell table:style-name="TableCell060100">
            <text:p text:style-name="P130"><text:span text:style-name="T174">Question</text:span><text:span text:style-name="T175"/></text:p>
          </table:table-cell>
          <table:table-cell table:style-name="TableCell060101">
            <text:p text:style-name="P131"><text:span text:style-name="T176">The transformation in which the dimension of an object are changed relative to a specified fixed point is called</text:span><text:span text:style-name="T177"/></text:p>
          </table:table-cell>
        </table:table-row>
        <table:table-row table:style-name="TableRow0602">
          <table:table-cell table:style-name="TableCell060200">
            <text:p text:style-name="P133"><text:span text:style-name="T178">A</text:span><text:span text:style-name="T179"/></text:p>
          </table:table-cell>
          <table:table-cell table:style-name="TableCell060201">
            <text:p text:style-name="P134"><text:span text:style-name="T180">Translation</text:span><text:span text:style-name="T181"/></text:p>
          </table:table-cell>
        </table:table-row>
        <table:table-row table:style-name="TableRow0603">
          <table:table-cell table:style-name="TableCell060300">
            <text:p text:style-name="P136"><text:span text:style-name="T182">B</text:span><text:span text:style-name="T183"/></text:p>
          </table:table-cell>
          <table:table-cell table:style-name="TableCell060301">
            <text:p text:style-name="P137"><text:span text:style-name="T184">Scaling</text:span><text:span text:style-name="T185"/></text:p>
          </table:table-cell>
        </table:table-row>
        <table:table-row table:style-name="TableRow0604">
          <table:table-cell table:style-name="TableCell060400">
            <text:p text:style-name="P139"><text:span text:style-name="T186">C</text:span><text:span text:style-name="T187"/></text:p>
          </table:table-cell>
          <table:table-cell table:style-name="TableCell060401">
            <text:p text:style-name="P140"><text:span text:style-name="T188">Rotation</text:span><text:span text:style-name="T189"/></text:p>
          </table:table-cell>
        </table:table-row>
        <table:table-row table:style-name="TableRow0605">
          <table:table-cell table:style-name="TableCell060500">
            <text:p text:style-name="P142"><text:span text:style-name="T190">D</text:span><text:span text:style-name="T191"/></text:p>
          </table:table-cell>
          <table:table-cell table:style-name="TableCell060501">
            <text:p text:style-name="P143"><text:span text:style-name="T192">Reflection</text:span><text:span text:style-name="T193"/></text:p>
          </table:table-cell>
        </table:table-row>
        <table:table-row table:style-name="TableRow0606">
          <table:table-cell table:style-name="TableCell060600">
            <text:p text:style-name="P145"><text:span text:style-name="T194">Answer</text:span><text:span text:style-name="T195"/></text:p>
          </table:table-cell>
          <table:table-cell table:style-name="TableCell060601">
            <text:p text:style-name="P145"><text:span text:style-name="T196">B</text:span><text:span text:style-name="T197"/></text:p>
          </table:table-cell>
        </table:table-row>
        <table:table-row table:style-name="TableRow0607">
          <table:table-cell table:style-name="TableCell060700">
            <text:p text:style-name="P147"><text:span text:style-name="T198">Marks</text:span><text:span text:style-name="T199"/></text:p>
          </table:table-cell>
          <table:table-cell table:style-name="TableCell060701">
            <text:p text:style-name="P147"><text:span text:style-name="T200">1</text:span><text:span text:style-name="T201"/></text:p>
          </table:table-cell>
        </table:table-row>
        <table:table-row table:style-name="TableRow0608">
          <table:table-cell table:style-name="TableCell060800">
            <text:p text:style-name="P149"><text:span text:style-name="T202">Unit</text:span><text:span text:style-name="T203"/></text:p>
          </table:table-cell>
          <table:table-cell table:style-name="TableCell060801">
            <text:p text:style-name="P149"><text:span text:style-name="T204">4</text:span><text:span text:style-name="T205"/></text:p>
          </table:table-cell>
        </table:table-row>
      </table:table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ext:p text:style-name="P151"><text:span text:style-name="T205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53"><text:span text:style-name="T206">Id</text:span><text:span text:style-name="T207"/></text:p>
          </table:table-cell>
          <table:table-cell table:style-name="TableCell070001">
            <text:p text:style-name="P153"><text:span text:style-name="T207"/></text:p>
          </table:table-cell>
        </table:table-row>
        <table:table-row table:style-name="TableRow0701">
          <table:table-cell table:style-name="TableCell070100">
            <text:p text:style-name="P156"><text:span text:style-name="T208">Question</text:span><text:span text:style-name="T209"/></text:p>
          </table:table-cell>
          <table:table-cell table:style-name="TableCell070101">
            <text:p text:style-name="P157"><text:span text:style-name="T210">The selection and separation of a part of text or image for further operation are called</text:span><text:span text:style-name="T211"/></text:p>
          </table:table-cell>
        </table:table-row>
        <table:table-row table:style-name="TableRow0702">
          <table:table-cell table:style-name="TableCell070200">
            <text:p text:style-name="P159"><text:span text:style-name="T212">A</text:span><text:span text:style-name="T213"/></text:p>
          </table:table-cell>
          <table:table-cell table:style-name="TableCell070201">
            <text:p text:style-name="P160"><text:span text:style-name="T214">Translation</text:span><text:span text:style-name="T215"/></text:p>
          </table:table-cell>
        </table:table-row>
        <table:table-row table:style-name="TableRow0703">
          <table:table-cell table:style-name="TableCell070300">
            <text:p text:style-name="P162"><text:span text:style-name="T216">B</text:span><text:span text:style-name="T217"/></text:p>
          </table:table-cell>
          <table:table-cell table:style-name="TableCell070301">
            <text:p text:style-name="P163"><text:span text:style-name="T218">Shear</text:span><text:span text:style-name="T219"/></text:p>
          </table:table-cell>
        </table:table-row>
        <table:table-row table:style-name="TableRow0704">
          <table:table-cell table:style-name="TableCell070400">
            <text:p text:style-name="P165"><text:span text:style-name="T220">C</text:span><text:span text:style-name="T221"/></text:p>
          </table:table-cell>
          <table:table-cell table:style-name="TableCell070401">
            <text:p text:style-name="P166"><text:span text:style-name="T222">Reflection</text:span><text:span text:style-name="T223"/></text:p>
          </table:table-cell>
        </table:table-row>
        <table:table-row table:style-name="TableRow0705">
          <table:table-cell table:style-name="TableCell070500">
            <text:p text:style-name="P168"><text:span text:style-name="T224">D</text:span><text:span text:style-name="T225"/></text:p>
          </table:table-cell>
          <table:table-cell table:style-name="TableCell070501">
            <text:p text:style-name="P169"><text:span text:style-name="T226">Clipping</text:span><text:span text:style-name="T227"/></text:p>
          </table:table-cell>
        </table:table-row>
        <table:table-row table:style-name="TableRow0706">
          <table:table-cell table:style-name="TableCell070600">
            <text:p text:style-name="P171"><text:span text:style-name="T228">Answer</text:span><text:span text:style-name="T229"/></text:p>
          </table:table-cell>
          <table:table-cell table:style-name="TableCell070601">
            <text:p text:style-name="P171"><text:span text:style-name="T230">D</text:span><text:span text:style-name="T231"/></text:p>
          </table:table-cell>
        </table:table-row>
        <table:table-row table:style-name="TableRow0707">
          <table:table-cell table:style-name="TableCell070700">
            <text:p text:style-name="P173"><text:span text:style-name="T232">Marks</text:span><text:span text:style-name="T233"/></text:p>
          </table:table-cell>
          <table:table-cell table:style-name="TableCell070701">
            <text:p text:style-name="P173"><text:span text:style-name="T234">1</text:span><text:span text:style-name="T235"/></text:p>
          </table:table-cell>
        </table:table-row>
        <table:table-row table:style-name="TableRow0708">
          <table:table-cell table:style-name="TableCell070800">
            <text:p text:style-name="P175"><text:span text:style-name="T236">Unit</text:span><text:span text:style-name="T237"/></text:p>
          </table:table-cell>
          <table:table-cell table:style-name="TableCell070801">
            <text:p text:style-name="P175"><text:span text:style-name="T238">4</text:span><text:span text:style-name="T239"/></text:p>
          </table:table-cell>
        </table:table-row>
      </table:table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ext:p text:style-name="P177"><text:span text:style-name="T239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79"><text:span text:style-name="T240">Id</text:span><text:span text:style-name="T241"/></text:p>
          </table:table-cell>
          <table:table-cell table:style-name="TableCell080001">
            <text:p text:style-name="P179"><text:span text:style-name="T241"/></text:p>
          </table:table-cell>
        </table:table-row>
        <table:table-row table:style-name="TableRow0801">
          <table:table-cell table:style-name="TableCell080100">
            <text:p text:style-name="P182"><text:span text:style-name="T242">Question</text:span><text:span text:style-name="T243"/></text:p>
          </table:table-cell>
          <table:table-cell table:style-name="TableCell080101">
            <text:p text:style-name="P183"><text:span text:style-name="T244">The process of mapping a world window in world coordinate system to viewport are called</text:span><text:span text:style-name="T245"/></text:p>
          </table:table-cell>
        </table:table-row>
        <table:table-row table:style-name="TableRow0802">
          <table:table-cell table:style-name="TableCell080200">
            <text:p text:style-name="P185"><text:span text:style-name="T246">A</text:span><text:span text:style-name="T247"/></text:p>
          </table:table-cell>
          <table:table-cell table:style-name="TableCell080201">
            <text:p text:style-name="P186"><text:span text:style-name="T248">Transformation viewing</text:span><text:span text:style-name="T249"/></text:p>
          </table:table-cell>
        </table:table-row>
        <table:table-row table:style-name="TableRow0803">
          <table:table-cell table:style-name="TableCell080300">
            <text:p text:style-name="P188"><text:span text:style-name="T250">B</text:span><text:span text:style-name="T251"/></text:p>
          </table:table-cell>
          <table:table-cell table:style-name="TableCell080301">
            <text:p text:style-name="P189"><text:span text:style-name="T252">View Port</text:span><text:span text:style-name="T253"/></text:p>
          </table:table-cell>
        </table:table-row>
        <table:table-row table:style-name="TableRow0804">
          <table:table-cell table:style-name="TableCell080400">
            <text:p text:style-name="P191"><text:span text:style-name="T254">C</text:span><text:span text:style-name="T255"/></text:p>
          </table:table-cell>
          <table:table-cell table:style-name="TableCell080401">
            <text:p text:style-name="P192"><text:span text:style-name="T256">Clipping window</text:span><text:span text:style-name="T257"/></text:p>
          </table:table-cell>
        </table:table-row>
        <table:table-row table:style-name="TableRow0805">
          <table:table-cell table:style-name="TableCell080500">
            <text:p text:style-name="P194"><text:span text:style-name="T258">D</text:span><text:span text:style-name="T259"/></text:p>
          </table:table-cell>
          <table:table-cell table:style-name="TableCell080501">
            <text:p text:style-name="P195"><text:span text:style-name="T260">Screen coordinate system</text:span><text:span text:style-name="T261"/></text:p>
          </table:table-cell>
        </table:table-row>
        <table:table-row table:style-name="TableRow0806">
          <table:table-cell table:style-name="TableCell080600">
            <text:p text:style-name="P197"><text:span text:style-name="T262">Answer</text:span><text:span text:style-name="T263"/></text:p>
          </table:table-cell>
          <table:table-cell table:style-name="TableCell080601">
            <text:p text:style-name="P197"><text:span text:style-name="T264">A</text:span><text:span text:style-name="T265"/></text:p>
          </table:table-cell>
        </table:table-row>
        <table:table-row table:style-name="TableRow0807">
          <table:table-cell table:style-name="TableCell080700">
            <text:p text:style-name="P199"><text:span text:style-name="T266">Marks</text:span><text:span text:style-name="T267"/></text:p>
          </table:table-cell>
          <table:table-cell table:style-name="TableCell080701">
            <text:p text:style-name="P199"><text:span text:style-name="T268">1</text:span><text:span text:style-name="T269"/></text:p>
          </table:table-cell>
        </table:table-row>
        <table:table-row table:style-name="TableRow0808">
          <table:table-cell table:style-name="TableCell080800">
            <text:p text:style-name="P201"><text:span text:style-name="T270">Unit</text:span><text:span text:style-name="T271"/></text:p>
          </table:table-cell>
          <table:table-cell table:style-name="TableCell080801">
            <text:p text:style-name="P201"><text:span text:style-name="T272">4</text:span><text:span text:style-name="T273"/></text:p>
          </table:table-cell>
        </table:table-row>
      </table:table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ext:p text:style-name="P203"><text:span text:style-name="T273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205"><text:span text:style-name="T274">Id</text:span><text:span text:style-name="T275"/></text:p>
          </table:table-cell>
          <table:table-cell table:style-name="TableCell090001">
            <text:p text:style-name="P205"><text:span text:style-name="T275"/></text:p>
          </table:table-cell>
        </table:table-row>
        <table:table-row table:style-name="TableRow0901">
          <table:table-cell table:style-name="TableCell090100">
            <text:p text:style-name="P208"><text:span text:style-name="T276">Question</text:span><text:span text:style-name="T277"/></text:p>
          </table:table-cell>
          <table:table-cell table:style-name="TableCell090101">
            <text:p text:style-name="P208"><text:span text:style-name="T278">In which transformation the shape of an object can be modified in x-direction ,y-direction as well as in both the direction depending upon the value assigned to shearing variables</text:span><text:span text:style-name="T279"/></text:p>
          </table:table-cell>
        </table:table-row>
        <table:table-row table:style-name="TableRow0902">
          <table:table-cell table:style-name="TableCell090200">
            <text:p text:style-name="P210"><text:span text:style-name="T280">A</text:span><text:span text:style-name="T281"/></text:p>
          </table:table-cell>
          <table:table-cell table:style-name="TableCell090201">
            <text:p text:style-name="P211"><text:span text:style-name="T282"> Reflection</text:span><text:span text:style-name="T283"/></text:p>
          </table:table-cell>
        </table:table-row>
        <table:table-row table:style-name="TableRow0903">
          <table:table-cell table:style-name="TableCell090300">
            <text:p text:style-name="P213"><text:span text:style-name="T284">B</text:span><text:span text:style-name="T285"/></text:p>
          </table:table-cell>
          <table:table-cell table:style-name="TableCell090301">
            <text:p text:style-name="P214"><text:span text:style-name="T286">Shearing</text:span><text:span text:style-name="T287"/></text:p>
          </table:table-cell>
        </table:table-row>
        <table:table-row table:style-name="TableRow0904">
          <table:table-cell table:style-name="TableCell090400">
            <text:p text:style-name="P216"><text:span text:style-name="T288">C</text:span><text:span text:style-name="T289"/></text:p>
          </table:table-cell>
          <table:table-cell table:style-name="TableCell090401">
            <text:p text:style-name="P217"><text:span text:style-name="T290">Rotation</text:span><text:span text:style-name="T291"/></text:p>
          </table:table-cell>
        </table:table-row>
        <table:table-row table:style-name="TableRow0905">
          <table:table-cell table:style-name="TableCell090500">
            <text:p text:style-name="P219"><text:span text:style-name="T292">D</text:span><text:span text:style-name="T293"/></text:p>
          </table:table-cell>
          <table:table-cell table:style-name="TableCell090501">
            <text:p text:style-name="P220"><text:span text:style-name="T294">Scaling</text:span><text:span text:style-name="T295"/></text:p>
          </table:table-cell>
        </table:table-row>
        <table:table-row table:style-name="TableRow0906">
          <table:table-cell table:style-name="TableCell090600">
            <text:p text:style-name="P222"><text:span text:style-name="T296">Answer</text:span><text:span text:style-name="T297"/></text:p>
          </table:table-cell>
          <table:table-cell table:style-name="TableCell090601">
            <text:p text:style-name="P222"><text:span text:style-name="T298">B</text:span><text:span text:style-name="T299"/></text:p>
          </table:table-cell>
        </table:table-row>
        <table:table-row table:style-name="TableRow0907">
          <table:table-cell table:style-name="TableCell090700">
            <text:p text:style-name="P224"><text:span text:style-name="T300">Marks</text:span><text:span text:style-name="T301"/></text:p>
          </table:table-cell>
          <table:table-cell table:style-name="TableCell090701">
            <text:p text:style-name="P224"><text:span text:style-name="T302">1</text:span><text:span text:style-name="T303"/></text:p>
          </table:table-cell>
        </table:table-row>
        <table:table-row table:style-name="TableRow0908">
          <table:table-cell table:style-name="TableCell090800">
            <text:p text:style-name="P226"><text:span text:style-name="T304">Unit</text:span><text:span text:style-name="T305"/></text:p>
          </table:table-cell>
          <table:table-cell table:style-name="TableCell090801">
            <text:p text:style-name="P226"><text:span text:style-name="T306">4</text:span><text:span text:style-name="T307"/></text:p>
          </table:table-cell>
        </table:table-row>
      </table:table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ext:p text:style-name="P228"><text:span text:style-name="T307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230"><text:span text:style-name="T308">Id</text:span><text:span text:style-name="T309"/></text:p>
          </table:table-cell>
          <table:table-cell table:style-name="TableCell100001">
            <text:p text:style-name="P230"><text:span text:style-name="T309"/></text:p>
          </table:table-cell>
        </table:table-row>
        <table:table-row table:style-name="TableRow1001">
          <table:table-cell table:style-name="TableCell100100">
            <text:p text:style-name="P233"><text:span text:style-name="T310">Question</text:span><text:span text:style-name="T311"/></text:p>
          </table:table-cell>
          <table:table-cell table:style-name="TableCell100101">
            <text:p text:style-name="P234"><text:span text:style-name="T312">A composite transformation matrix can be made by determining the ________of matrix of the individual transformation</text:span><text:span text:style-name="T313"/></text:p>
          </table:table-cell>
        </table:table-row>
        <table:table-row table:style-name="TableRow1002">
          <table:table-cell table:style-name="TableCell100200">
            <text:p text:style-name="P236"><text:span text:style-name="T314">A</text:span><text:span text:style-name="T315"/></text:p>
          </table:table-cell>
          <table:table-cell table:style-name="TableCell100201">
            <text:p text:style-name="P237"><text:span text:style-name="T316">Addition</text:span><text:span text:style-name="T317"/></text:p>
          </table:table-cell>
        </table:table-row>
        <table:table-row table:style-name="TableRow1003">
          <table:table-cell table:style-name="TableCell100300">
            <text:p text:style-name="P239"><text:span text:style-name="T318">B</text:span><text:span text:style-name="T319"/></text:p>
          </table:table-cell>
          <table:table-cell table:style-name="TableCell100301">
            <text:p text:style-name="P240"><text:span text:style-name="T320">Subtraction</text:span><text:span text:style-name="T321"/></text:p>
          </table:table-cell>
        </table:table-row>
        <table:table-row table:style-name="TableRow1004">
          <table:table-cell table:style-name="TableCell100400">
            <text:p text:style-name="P242"><text:span text:style-name="T322">C</text:span><text:span text:style-name="T323"/></text:p>
          </table:table-cell>
          <table:table-cell table:style-name="TableCell100401">
            <text:p text:style-name="P243"><text:span text:style-name="T324">Product</text:span><text:span text:style-name="T325"/></text:p>
          </table:table-cell>
        </table:table-row>
        <table:table-row table:style-name="TableRow1005">
          <table:table-cell table:style-name="TableCell100500">
            <text:p text:style-name="P245"><text:span text:style-name="T326">D</text:span><text:span text:style-name="T327"/></text:p>
          </table:table-cell>
          <table:table-cell table:style-name="TableCell100501">
            <text:p text:style-name="P246"><text:span text:style-name="T328">None of these</text:span><text:span text:style-name="T329"/></text:p>
          </table:table-cell>
        </table:table-row>
        <table:table-row table:style-name="TableRow1006">
          <table:table-cell table:style-name="TableCell100600">
            <text:p text:style-name="P248"><text:span text:style-name="T330">Answer</text:span><text:span text:style-name="T331"/></text:p>
          </table:table-cell>
          <table:table-cell table:style-name="TableCell100601">
            <text:p text:style-name="P248"><text:span text:style-name="T332">C</text:span><text:span text:style-name="T333"/></text:p>
          </table:table-cell>
        </table:table-row>
        <table:table-row table:style-name="TableRow1007">
          <table:table-cell table:style-name="TableCell100700">
            <text:p text:style-name="P250"><text:span text:style-name="T334">Marks</text:span><text:span text:style-name="T335"/></text:p>
          </table:table-cell>
          <table:table-cell table:style-name="TableCell100701">
            <text:p text:style-name="P250"><text:span text:style-name="T336">1</text:span><text:span text:style-name="T337"/></text:p>
          </table:table-cell>
        </table:table-row>
        <table:table-row table:style-name="TableRow1008">
          <table:table-cell table:style-name="TableCell100800">
            <text:p text:style-name="P252"><text:span text:style-name="T338">Unit</text:span><text:span text:style-name="T339"/></text:p>
          </table:table-cell>
          <table:table-cell table:style-name="TableCell100801">
            <text:p text:style-name="P252"><text:span text:style-name="T340">4</text:span><text:span text:style-name="T341"/></text:p>
          </table:table-cell>
        </table:table-row>
      </table:table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ext:p text:style-name="P254"><text:span text:style-name="T341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256"><text:span text:style-name="T342">Id</text:span><text:span text:style-name="T343"/></text:p>
          </table:table-cell>
          <table:table-cell table:style-name="TableCell110001">
            <text:p text:style-name="P256"><text:span text:style-name="T343"/></text:p>
          </table:table-cell>
        </table:table-row>
        <table:table-row table:style-name="TableRow1101">
          <table:table-cell table:style-name="TableCell110100">
            <text:p text:style-name="P259"><text:span text:style-name="T344">Question</text:span><text:span text:style-name="T345"/></text:p>
          </table:table-cell>
          <table:table-cell table:style-name="TableCell110101">
            <text:p text:style-name="P260"><text:span text:style-name="T346">Each successive transformation matrix _________ the product of the preceding transformation</text:span><text:span text:style-name="T347"/></text:p>
          </table:table-cell>
        </table:table-row>
        <table:table-row table:style-name="TableRow1102">
          <table:table-cell table:style-name="TableCell110200">
            <text:p text:style-name="P262"><text:span text:style-name="T348">A</text:span><text:span text:style-name="T349"/></text:p>
          </table:table-cell>
          <table:table-cell table:style-name="TableCell110201">
            <text:p text:style-name="P263"><text:span text:style-name="T350">pre-multiples</text:span><text:span text:style-name="T351"/></text:p>
          </table:table-cell>
        </table:table-row>
        <table:table-row table:style-name="TableRow1103">
          <table:table-cell table:style-name="TableCell110300">
            <text:p text:style-name="P265"><text:span text:style-name="T352">B</text:span><text:span text:style-name="T353"/></text:p>
          </table:table-cell>
          <table:table-cell table:style-name="TableCell110301">
            <text:p text:style-name="P266"><text:span text:style-name="T354">post-multiples</text:span><text:span text:style-name="T355"/></text:p>
          </table:table-cell>
        </table:table-row>
        <table:table-row table:style-name="TableRow1104">
          <table:table-cell table:style-name="TableCell110400">
            <text:p text:style-name="P268"><text:span text:style-name="T356">C</text:span><text:span text:style-name="T357"/></text:p>
          </table:table-cell>
          <table:table-cell table:style-name="TableCell110401">
            <text:p text:style-name="P269"><text:span text:style-name="T358">both a &amp;b</text:span><text:span text:style-name="T359"/></text:p>
          </table:table-cell>
        </table:table-row>
        <table:table-row table:style-name="TableRow1105">
          <table:table-cell table:style-name="TableCell110500">
            <text:p text:style-name="P271"><text:span text:style-name="T360">D</text:span><text:span text:style-name="T361"/></text:p>
          </table:table-cell>
          <table:table-cell table:style-name="TableCell110501">
            <text:p text:style-name="P272"><text:span text:style-name="T362">none of these</text:span><text:span text:style-name="T363"/></text:p>
          </table:table-cell>
        </table:table-row>
        <table:table-row table:style-name="TableRow1106">
          <table:table-cell table:style-name="TableCell110600">
            <text:p text:style-name="P274"><text:span text:style-name="T364">Answer</text:span><text:span text:style-name="T365"/></text:p>
          </table:table-cell>
          <table:table-cell table:style-name="TableCell110601">
            <text:p text:style-name="P274"><text:span text:style-name="T366">A</text:span><text:span text:style-name="T367"/></text:p>
          </table:table-cell>
        </table:table-row>
        <table:table-row table:style-name="TableRow1107">
          <table:table-cell table:style-name="TableCell110700">
            <text:p text:style-name="P276"><text:span text:style-name="T368">Marks</text:span><text:span text:style-name="T369"/></text:p>
          </table:table-cell>
          <table:table-cell table:style-name="TableCell110701">
            <text:p text:style-name="P276"><text:span text:style-name="T370">1</text:span><text:span text:style-name="T371"/></text:p>
          </table:table-cell>
        </table:table-row>
        <table:table-row table:style-name="TableRow1108">
          <table:table-cell table:style-name="TableCell110800">
            <text:p text:style-name="P278"><text:span text:style-name="T372">Unit</text:span><text:span text:style-name="T373"/></text:p>
          </table:table-cell>
          <table:table-cell table:style-name="TableCell110801">
            <text:p text:style-name="P278"><text:span text:style-name="T374">4</text:span><text:span text:style-name="T375"/></text:p>
          </table:table-cell>
        </table:table-row>
      </table:table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ext:p text:style-name="P280"><text:span text:style-name="T375"/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282"><text:span text:style-name="T376">Id</text:span><text:span text:style-name="T377"/></text:p>
          </table:table-cell>
          <table:table-cell table:style-name="TableCell120001">
            <text:p text:style-name="P282"><text:span text:style-name="T377"/></text:p>
          </table:table-cell>
        </table:table-row>
        <table:table-row table:style-name="TableRow1201">
          <table:table-cell table:style-name="TableCell120100">
            <text:p text:style-name="P285"><text:span text:style-name="T378">Question</text:span><text:span text:style-name="T379"/></text:p>
          </table:table-cell>
          <table:table-cell table:style-name="TableCell120101">
            <text:p text:style-name="P286"><text:span text:style-name="T380">Forming products of transformation matrices is often referred as</text:span></text:p>
            <text:p text:style-name="P287"><text:span text:style-name="T381"/></text:p>
          </table:table-cell>
        </table:table-row>
        <table:table-row table:style-name="TableRow1202">
          <table:table-cell table:style-name="TableCell120200">
            <text:p text:style-name="P289"><text:span text:style-name="T382">A</text:span><text:span text:style-name="T383"/></text:p>
          </table:table-cell>
          <table:table-cell table:style-name="TableCell120201">
            <text:p text:style-name="P290"><text:span text:style-name="T384">Composition of matrix</text:span><text:span text:style-name="T385"/></text:p>
          </table:table-cell>
        </table:table-row>
        <table:table-row table:style-name="TableRow1203">
          <table:table-cell table:style-name="TableCell120300">
            <text:p text:style-name="P292"><text:span text:style-name="T386">B</text:span><text:span text:style-name="T387"/></text:p>
          </table:table-cell>
          <table:table-cell table:style-name="TableCell120301">
            <text:p text:style-name="P293"><text:span text:style-name="T388">Concatenation of matrix</text:span><text:span text:style-name="T389"/></text:p>
          </table:table-cell>
        </table:table-row>
        <table:table-row table:style-name="TableRow1204">
          <table:table-cell table:style-name="TableCell120400">
            <text:p text:style-name="P295"><text:span text:style-name="T390">C</text:span><text:span text:style-name="T391"/></text:p>
          </table:table-cell>
          <table:table-cell table:style-name="TableCell120401">
            <text:p text:style-name="P296"><text:span text:style-name="T392">Both a &amp;b are same</text:span><text:span text:style-name="T393"/></text:p>
          </table:table-cell>
        </table:table-row>
        <table:table-row table:style-name="TableRow1205">
          <table:table-cell table:style-name="TableCell120500">
            <text:p text:style-name="P298"><text:span text:style-name="T394">D</text:span><text:span text:style-name="T395"/></text:p>
          </table:table-cell>
          <table:table-cell table:style-name="TableCell120501">
            <text:p text:style-name="P299"><text:span text:style-name="T396">None of these</text:span><text:span text:style-name="T397"/></text:p>
          </table:table-cell>
        </table:table-row>
        <table:table-row table:style-name="TableRow1206">
          <table:table-cell table:style-name="TableCell120600">
            <text:p text:style-name="P301"><text:span text:style-name="T398">Answer</text:span><text:span text:style-name="T399"/></text:p>
          </table:table-cell>
          <table:table-cell table:style-name="TableCell120601">
            <text:p text:style-name="P301"><text:span text:style-name="T400">C</text:span><text:span text:style-name="T401"/></text:p>
          </table:table-cell>
        </table:table-row>
        <table:table-row table:style-name="TableRow1207">
          <table:table-cell table:style-name="TableCell120700">
            <text:p text:style-name="P303"><text:span text:style-name="T402">Marks</text:span><text:span text:style-name="T403"/></text:p>
          </table:table-cell>
          <table:table-cell table:style-name="TableCell120701">
            <text:p text:style-name="P303"><text:span text:style-name="T404">1</text:span><text:span text:style-name="T405"/></text:p>
          </table:table-cell>
        </table:table-row>
        <table:table-row table:style-name="TableRow1208">
          <table:table-cell table:style-name="TableCell120800">
            <text:p text:style-name="P305"><text:span text:style-name="T406">Unit</text:span><text:span text:style-name="T407"/></text:p>
          </table:table-cell>
          <table:table-cell table:style-name="TableCell120801">
            <text:p text:style-name="P305"><text:span text:style-name="T408">4</text:span><text:span text:style-name="T409"/></text:p>
          </table:table-cell>
        </table:table-row>
      </table:table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ext:p text:style-name="P307"><text:span text:style-name="T409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309"><text:span text:style-name="T410">Id</text:span><text:span text:style-name="T411"/></text:p>
          </table:table-cell>
          <table:table-cell table:style-name="TableCell130001">
            <text:p text:style-name="P309"><text:span text:style-name="T411"/></text:p>
          </table:table-cell>
        </table:table-row>
        <table:table-row table:style-name="TableRow1301">
          <table:table-cell table:style-name="TableCell130100">
            <text:p text:style-name="P312"><text:span text:style-name="T412">Question</text:span><text:span text:style-name="T413"/></text:p>
          </table:table-cell>
          <table:table-cell table:style-name="TableCell130101">
            <text:p text:style-name="P313"><text:span text:style-name="T414">The alteration of the original shape of an object, image, sound, waveform or other form of information are called</text:span><text:span text:style-name="T415"/></text:p>
          </table:table-cell>
        </table:table-row>
        <table:table-row table:style-name="TableRow1302">
          <table:table-cell table:style-name="TableCell130200">
            <text:p text:style-name="P315"><text:span text:style-name="T416">A</text:span><text:span text:style-name="T417"/></text:p>
          </table:table-cell>
          <table:table-cell table:style-name="TableCell130201">
            <text:p text:style-name="P316"><text:span text:style-name="T418">Reflection</text:span><text:span text:style-name="T419"/></text:p>
          </table:table-cell>
        </table:table-row>
        <table:table-row table:style-name="TableRow1303">
          <table:table-cell table:style-name="TableCell130300">
            <text:p text:style-name="P318"><text:span text:style-name="T420">B</text:span><text:span text:style-name="T421"/></text:p>
          </table:table-cell>
          <table:table-cell table:style-name="TableCell130301">
            <text:p text:style-name="P319"><text:span text:style-name="T422">Distortion</text:span><text:span text:style-name="T423"/></text:p>
          </table:table-cell>
        </table:table-row>
        <table:table-row table:style-name="TableRow1304">
          <table:table-cell table:style-name="TableCell130400">
            <text:p text:style-name="P321"><text:span text:style-name="T424">C</text:span><text:span text:style-name="T425"/></text:p>
          </table:table-cell>
          <table:table-cell table:style-name="TableCell130401">
            <text:p text:style-name="P322"><text:span text:style-name="T426">Rotation</text:span><text:span text:style-name="T427"/></text:p>
          </table:table-cell>
        </table:table-row>
        <table:table-row table:style-name="TableRow1305">
          <table:table-cell table:style-name="TableCell130500">
            <text:p text:style-name="P324"><text:span text:style-name="T428">D</text:span><text:span text:style-name="T429"/></text:p>
          </table:table-cell>
          <table:table-cell table:style-name="TableCell130501">
            <text:p text:style-name="P325"><text:span text:style-name="T430">None of these</text:span><text:span text:style-name="T431"/></text:p>
          </table:table-cell>
        </table:table-row>
        <table:table-row table:style-name="TableRow1306">
          <table:table-cell table:style-name="TableCell130600">
            <text:p text:style-name="P327"><text:span text:style-name="T432">Answer</text:span><text:span text:style-name="T433"/></text:p>
          </table:table-cell>
          <table:table-cell table:style-name="TableCell130601">
            <text:p text:style-name="P327"><text:span text:style-name="T434">B</text:span><text:span text:style-name="T435"/></text:p>
          </table:table-cell>
        </table:table-row>
        <table:table-row table:style-name="TableRow1307">
          <table:table-cell table:style-name="TableCell130700">
            <text:p text:style-name="P329"><text:span text:style-name="T436">Marks</text:span><text:span text:style-name="T437"/></text:p>
          </table:table-cell>
          <table:table-cell table:style-name="TableCell130701">
            <text:p text:style-name="P329"><text:span text:style-name="T438">1</text:span><text:span text:style-name="T439"/></text:p>
          </table:table-cell>
        </table:table-row>
        <table:table-row table:style-name="TableRow1308">
          <table:table-cell table:style-name="TableCell130800">
            <text:p text:style-name="P331"><text:span text:style-name="T440">Unit</text:span><text:span text:style-name="T441"/></text:p>
          </table:table-cell>
          <table:table-cell table:style-name="TableCell130801">
            <text:p text:style-name="P331"><text:span text:style-name="T442">4</text:span><text:span text:style-name="T443"/></text:p>
          </table:table-cell>
        </table:table-row>
      </table:table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ext:p text:style-name="P333"><text:span text:style-name="T443"/></text:p>
      <table:table table:style-name="Table14">
        <table:table-column table:style-name="TableColumn1400"/>
        <table:table-column table:style-name="TableColumn1401"/>
        <table:table-row table:style-name="TableRow1400">
          <table:table-cell table:style-name="TableCell140000">
            <text:p text:style-name="P335"><text:span text:style-name="T444">Id</text:span><text:span text:style-name="T445"/></text:p>
          </table:table-cell>
          <table:table-cell table:style-name="TableCell140001">
            <text:p text:style-name="P335"><text:span text:style-name="T445"/></text:p>
          </table:table-cell>
        </table:table-row>
        <table:table-row table:style-name="TableRow1401">
          <table:table-cell table:style-name="TableCell140100">
            <text:p text:style-name="P338"><text:span text:style-name="T446">Question</text:span><text:span text:style-name="T447"/></text:p>
          </table:table-cell>
          <table:table-cell table:style-name="TableCell140101">
            <text:p text:style-name="P339"><text:span text:style-name="T448">Two consecutive translation transformation t1 and t2 are</text:span><text:span text:style-name="T449"/></text:p>
          </table:table-cell>
        </table:table-row>
        <table:table-row table:style-name="TableRow1402">
          <table:table-cell table:style-name="TableCell140200">
            <text:p text:style-name="P341"><text:span text:style-name="T450">A</text:span><text:span text:style-name="T451"/></text:p>
          </table:table-cell>
          <table:table-cell table:style-name="TableCell140201">
            <text:p text:style-name="P342"><text:span text:style-name="T452">Additive</text:span><text:span text:style-name="T453"/></text:p>
          </table:table-cell>
        </table:table-row>
        <table:table-row table:style-name="TableRow1403">
          <table:table-cell table:style-name="TableCell140300">
            <text:p text:style-name="P344"><text:span text:style-name="T454">B</text:span><text:span text:style-name="T455"/></text:p>
          </table:table-cell>
          <table:table-cell table:style-name="TableCell140301">
            <text:p text:style-name="P345"><text:span text:style-name="T456">Subtractive</text:span><text:span text:style-name="T457"/></text:p>
          </table:table-cell>
        </table:table-row>
        <table:table-row table:style-name="TableRow1404">
          <table:table-cell table:style-name="TableCell140400">
            <text:p text:style-name="P347"><text:span text:style-name="T458">C</text:span><text:span text:style-name="T459"/></text:p>
          </table:table-cell>
          <table:table-cell table:style-name="TableCell140401">
            <text:p text:style-name="P348"><text:span text:style-name="T460">Multiplicative</text:span><text:span text:style-name="T461"/></text:p>
          </table:table-cell>
        </table:table-row>
        <table:table-row table:style-name="TableRow1405">
          <table:table-cell table:style-name="TableCell140500">
            <text:p text:style-name="P350"><text:span text:style-name="T462">D</text:span><text:span text:style-name="T463"/></text:p>
          </table:table-cell>
          <table:table-cell table:style-name="TableCell140501">
            <text:p text:style-name="P351"><text:span text:style-name="T464">None of these</text:span><text:span text:style-name="T465"/></text:p>
          </table:table-cell>
        </table:table-row>
        <table:table-row table:style-name="TableRow1406">
          <table:table-cell table:style-name="TableCell140600">
            <text:p text:style-name="P353"><text:span text:style-name="T466">Answer</text:span><text:span text:style-name="T467"/></text:p>
          </table:table-cell>
          <table:table-cell table:style-name="TableCell140601">
            <text:p text:style-name="P353"><text:span text:style-name="T468">A</text:span><text:span text:style-name="T469"/></text:p>
          </table:table-cell>
        </table:table-row>
        <table:table-row table:style-name="TableRow1407">
          <table:table-cell table:style-name="TableCell140700">
            <text:p text:style-name="P355"><text:span text:style-name="T470">Marks</text:span><text:span text:style-name="T471"/></text:p>
          </table:table-cell>
          <table:table-cell table:style-name="TableCell140701">
            <text:p text:style-name="P355"><text:span text:style-name="T472">1</text:span><text:span text:style-name="T473"/></text:p>
          </table:table-cell>
        </table:table-row>
        <table:table-row table:style-name="TableRow1408">
          <table:table-cell table:style-name="TableCell140800">
            <text:p text:style-name="P357"><text:span text:style-name="T474">Unit</text:span><text:span text:style-name="T475"/></text:p>
          </table:table-cell>
          <table:table-cell table:style-name="TableCell140801">
            <text:p text:style-name="P357"><text:span text:style-name="T476">4</text:span><text:span text:style-name="T477"/></text:p>
          </table:table-cell>
        </table:table-row>
      </table:table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ext:p text:style-name="P359"><text:span text:style-name="T477"/></text:p>
      <table:table table:style-name="Table15">
        <table:table-column table:style-name="TableColumn1500"/>
        <table:table-column table:style-name="TableColumn1501"/>
        <table:table-row table:style-name="TableRow1500">
          <table:table-cell table:style-name="TableCell150000">
            <text:p text:style-name="P361"><text:span text:style-name="T478">Id</text:span><text:span text:style-name="T479"/></text:p>
          </table:table-cell>
          <table:table-cell table:style-name="TableCell150001">
            <text:p text:style-name="P361"><text:span text:style-name="T479"/></text:p>
          </table:table-cell>
        </table:table-row>
        <table:table-row table:style-name="TableRow1501">
          <table:table-cell table:style-name="TableCell150100">
            <text:p text:style-name="P364"><text:span text:style-name="T480">Question</text:span><text:span text:style-name="T481"/></text:p>
          </table:table-cell>
          <table:table-cell table:style-name="TableCell150101">
            <text:p text:style-name="P365"><text:span text:style-name="T482">Two consecutive rotation transformation t1 and t2 are</text:span><text:span text:style-name="T483"/></text:p>
          </table:table-cell>
        </table:table-row>
        <table:table-row table:style-name="TableRow1502">
          <table:table-cell table:style-name="TableCell150200">
            <text:p text:style-name="P367"><text:span text:style-name="T484">A</text:span><text:span text:style-name="T485"/></text:p>
          </table:table-cell>
          <table:table-cell table:style-name="TableCell150201">
            <text:p text:style-name="P368"><text:span text:style-name="T486">Additive</text:span><text:span text:style-name="T487"/></text:p>
          </table:table-cell>
        </table:table-row>
        <table:table-row table:style-name="TableRow1503">
          <table:table-cell table:style-name="TableCell150300">
            <text:p text:style-name="P370"><text:span text:style-name="T488">B</text:span><text:span text:style-name="T489"/></text:p>
          </table:table-cell>
          <table:table-cell table:style-name="TableCell150301">
            <text:p text:style-name="P371"><text:span text:style-name="T490">Subtractive</text:span><text:span text:style-name="T491"/></text:p>
          </table:table-cell>
        </table:table-row>
        <table:table-row table:style-name="TableRow1504">
          <table:table-cell table:style-name="TableCell150400">
            <text:p text:style-name="P373"><text:span text:style-name="T492">C</text:span><text:span text:style-name="T493"/></text:p>
          </table:table-cell>
          <table:table-cell table:style-name="TableCell150401">
            <text:p text:style-name="P374"><text:span text:style-name="T494">Multiplicative</text:span><text:span text:style-name="T495"/></text:p>
          </table:table-cell>
        </table:table-row>
        <table:table-row table:style-name="TableRow1505">
          <table:table-cell table:style-name="TableCell150500">
            <text:p text:style-name="P376"><text:span text:style-name="T496">D</text:span><text:span text:style-name="T497"/></text:p>
          </table:table-cell>
          <table:table-cell table:style-name="TableCell150501">
            <text:p text:style-name="P377"><text:span text:style-name="T498">None of these</text:span><text:span text:style-name="T499"/></text:p>
          </table:table-cell>
        </table:table-row>
        <table:table-row table:style-name="TableRow1506">
          <table:table-cell table:style-name="TableCell150600">
            <text:p text:style-name="P379"><text:span text:style-name="T500">Answer</text:span><text:span text:style-name="T501"/></text:p>
          </table:table-cell>
          <table:table-cell table:style-name="TableCell150601">
            <text:p text:style-name="P379"><text:span text:style-name="T502">A</text:span><text:span text:style-name="T503"/></text:p>
          </table:table-cell>
        </table:table-row>
        <table:table-row table:style-name="TableRow1507">
          <table:table-cell table:style-name="TableCell150700">
            <text:p text:style-name="P381"><text:span text:style-name="T504">Marks</text:span><text:span text:style-name="T505"/></text:p>
          </table:table-cell>
          <table:table-cell table:style-name="TableCell150701">
            <text:p text:style-name="P381"><text:span text:style-name="T506">1</text:span><text:span text:style-name="T507"/></text:p>
          </table:table-cell>
        </table:table-row>
        <table:table-row table:style-name="TableRow1508">
          <table:table-cell table:style-name="TableCell150800">
            <text:p text:style-name="P383"><text:span text:style-name="T508">Unit</text:span><text:span text:style-name="T509"/></text:p>
          </table:table-cell>
          <table:table-cell table:style-name="TableCell150801">
            <text:p text:style-name="P383"><text:span text:style-name="T510">4</text:span><text:span text:style-name="T511"/></text:p>
          </table:table-cell>
        </table:table-row>
      </table:table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ext:p text:style-name="P385"><text:span text:style-name="T511"/></text:p>
      <table:table table:style-name="Table16">
        <table:table-column table:style-name="TableColumn1600"/>
        <table:table-column table:style-name="TableColumn1601"/>
        <table:table-row table:style-name="TableRow1600">
          <table:table-cell table:style-name="TableCell160000">
            <text:p text:style-name="P387"><text:span text:style-name="T512">Id</text:span><text:span text:style-name="T513"/></text:p>
          </table:table-cell>
          <table:table-cell table:style-name="TableCell160001">
            <text:p text:style-name="P387"><text:span text:style-name="T513"/></text:p>
          </table:table-cell>
        </table:table-row>
        <table:table-row table:style-name="TableRow1601">
          <table:table-cell table:style-name="TableCell160100">
            <text:p text:style-name="P390"><text:span text:style-name="T514">Question</text:span><text:span text:style-name="T515"/></text:p>
          </table:table-cell>
          <table:table-cell table:style-name="TableCell160101">
            <text:p text:style-name="P391"><text:span text:style-name="T516">Two consecutive scaling transformation t1 and t2 are</text:span><text:span text:style-name="T517"/></text:p>
          </table:table-cell>
        </table:table-row>
        <table:table-row table:style-name="TableRow1602">
          <table:table-cell table:style-name="TableCell160200">
            <text:p text:style-name="P393"><text:span text:style-name="T518">A</text:span><text:span text:style-name="T519"/></text:p>
          </table:table-cell>
          <table:table-cell table:style-name="TableCell160201">
            <text:p text:style-name="P394"><text:span text:style-name="T520">Additive</text:span><text:span text:style-name="T521"/></text:p>
          </table:table-cell>
        </table:table-row>
        <table:table-row table:style-name="TableRow1603">
          <table:table-cell table:style-name="TableCell160300">
            <text:p text:style-name="P396"><text:span text:style-name="T522">B</text:span><text:span text:style-name="T523"/></text:p>
          </table:table-cell>
          <table:table-cell table:style-name="TableCell160301">
            <text:p text:style-name="P397"><text:span text:style-name="T524">Subtractive</text:span><text:span text:style-name="T525"/></text:p>
          </table:table-cell>
        </table:table-row>
        <table:table-row table:style-name="TableRow1604">
          <table:table-cell table:style-name="TableCell160400">
            <text:p text:style-name="P399"><text:span text:style-name="T526">C</text:span><text:span text:style-name="T527"/></text:p>
          </table:table-cell>
          <table:table-cell table:style-name="TableCell160401">
            <text:p text:style-name="P400"><text:span text:style-name="T528">Multiplicative</text:span><text:span text:style-name="T529"/></text:p>
          </table:table-cell>
        </table:table-row>
        <table:table-row table:style-name="TableRow1605">
          <table:table-cell table:style-name="TableCell160500">
            <text:p text:style-name="P402"><text:span text:style-name="T530">D</text:span><text:span text:style-name="T531"/></text:p>
          </table:table-cell>
          <table:table-cell table:style-name="TableCell160501">
            <text:p text:style-name="P403"><text:span text:style-name="T532">None of these</text:span><text:span text:style-name="T533"/></text:p>
          </table:table-cell>
        </table:table-row>
        <table:table-row table:style-name="TableRow1606">
          <table:table-cell table:style-name="TableCell160600">
            <text:p text:style-name="P405"><text:span text:style-name="T534">Answer</text:span><text:span text:style-name="T535"/></text:p>
          </table:table-cell>
          <table:table-cell table:style-name="TableCell160601">
            <text:p text:style-name="P405"><text:span text:style-name="T536">C</text:span><text:span text:style-name="T537"/></text:p>
          </table:table-cell>
        </table:table-row>
        <table:table-row table:style-name="TableRow1607">
          <table:table-cell table:style-name="TableCell160700">
            <text:p text:style-name="P407"><text:span text:style-name="T538">Marks</text:span><text:span text:style-name="T539"/></text:p>
          </table:table-cell>
          <table:table-cell table:style-name="TableCell160701">
            <text:p text:style-name="P407"><text:span text:style-name="T540">1</text:span><text:span text:style-name="T541"/></text:p>
          </table:table-cell>
        </table:table-row>
        <table:table-row table:style-name="TableRow1608">
          <table:table-cell table:style-name="TableCell160800">
            <text:p text:style-name="P409"><text:span text:style-name="T542">Unit</text:span><text:span text:style-name="T543"/></text:p>
          </table:table-cell>
          <table:table-cell table:style-name="TableCell160801">
            <text:p text:style-name="P409"><text:span text:style-name="T544">4</text:span><text:span text:style-name="T545"/></text:p>
          </table:table-cell>
        </table:table-row>
      </table:table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ext:p text:style-name="P411"><text:span text:style-name="T545"/></text:p>
      <table:table table:style-name="Table17">
        <table:table-column table:style-name="TableColumn1700"/>
        <table:table-column table:style-name="TableColumn1701"/>
        <table:table-row table:style-name="TableRow1700">
          <table:table-cell table:style-name="TableCell170000">
            <text:p text:style-name="P413"><text:span text:style-name="T546">Id</text:span><text:span text:style-name="T547"/></text:p>
          </table:table-cell>
          <table:table-cell table:style-name="TableCell170001">
            <text:p text:style-name="P413"><text:span text:style-name="T547"/></text:p>
          </table:table-cell>
        </table:table-row>
        <table:table-row table:style-name="TableRow1701">
          <table:table-cell table:style-name="TableCell170100">
            <text:p text:style-name="P416"><text:span text:style-name="T548">Question</text:span><text:span text:style-name="T549"/></text:p>
          </table:table-cell>
          <table:table-cell table:style-name="TableCell170101">
            <text:p text:style-name="P417"><text:span text:style-name="T550">To generate a rotation , we must specify</text:span><text:span text:style-name="T551"/></text:p>
          </table:table-cell>
        </table:table-row>
        <table:table-row table:style-name="TableRow1702">
          <table:table-cell table:style-name="TableCell170200">
            <text:p text:style-name="P419"><text:span text:style-name="T552">A</text:span><text:span text:style-name="T553"/></text:p>
          </table:table-cell>
          <table:table-cell table:style-name="TableCell170201">
            <text:p text:style-name="P420"><text:span text:style-name="T554">Rotation angle<text:s/></text:span><text:span text:style-name="T555">ϴ</text:span><text:span text:style-name="T556"/></text:p>
          </table:table-cell>
        </table:table-row>
        <table:table-row table:style-name="TableRow1703">
          <table:table-cell table:style-name="TableCell170300">
            <text:p text:style-name="P422"><text:span text:style-name="T557">B</text:span><text:span text:style-name="T558"/></text:p>
          </table:table-cell>
          <table:table-cell table:style-name="TableCell170301">
            <text:p text:style-name="P423"><text:span text:style-name="T559">Distances dx and dy</text:span><text:span text:style-name="T560"/></text:p>
          </table:table-cell>
        </table:table-row>
        <table:table-row table:style-name="TableRow1704">
          <table:table-cell table:style-name="TableCell170400">
            <text:p text:style-name="P425"><text:span text:style-name="T561">C</text:span><text:span text:style-name="T562"/></text:p>
          </table:table-cell>
          <table:table-cell table:style-name="TableCell170401">
            <text:p text:style-name="P426"><text:span text:style-name="T563">Rotation distance</text:span><text:span text:style-name="T564"/></text:p>
          </table:table-cell>
        </table:table-row>
        <table:table-row table:style-name="TableRow1705">
          <table:table-cell table:style-name="TableCell170500">
            <text:p text:style-name="P428"><text:span text:style-name="T565">D</text:span><text:span text:style-name="T566"/></text:p>
          </table:table-cell>
          <table:table-cell table:style-name="TableCell170501">
            <text:p text:style-name="P429"><text:span text:style-name="T567">All of the mentioned</text:span><text:span text:style-name="T568"/></text:p>
          </table:table-cell>
        </table:table-row>
        <table:table-row table:style-name="TableRow1706">
          <table:table-cell table:style-name="TableCell170600">
            <text:p text:style-name="P431"><text:span text:style-name="T569">Answer</text:span><text:span text:style-name="T570"/></text:p>
          </table:table-cell>
          <table:table-cell table:style-name="TableCell170601">
            <text:p text:style-name="P431"><text:span text:style-name="T571">A</text:span><text:span text:style-name="T572"/></text:p>
          </table:table-cell>
        </table:table-row>
        <table:table-row table:style-name="TableRow1707">
          <table:table-cell table:style-name="TableCell170700">
            <text:p text:style-name="P433"><text:span text:style-name="T573">Marks</text:span><text:span text:style-name="T574"/></text:p>
          </table:table-cell>
          <table:table-cell table:style-name="TableCell170701">
            <text:p text:style-name="P433"><text:span text:style-name="T575">1</text:span><text:span text:style-name="T576"/></text:p>
          </table:table-cell>
        </table:table-row>
        <table:table-row table:style-name="TableRow1708">
          <table:table-cell table:style-name="TableCell170800">
            <text:p text:style-name="P435"><text:span text:style-name="T577">Unit</text:span><text:span text:style-name="T578"/></text:p>
          </table:table-cell>
          <table:table-cell table:style-name="TableCell170801">
            <text:p text:style-name="P435"><text:span text:style-name="T579">4</text:span><text:span text:style-name="T580"/></text:p>
          </table:table-cell>
        </table:table-row>
      </table:table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ext:p text:style-name="P437"><text:span text:style-name="T580"/></text:p>
      <table:table table:style-name="Table18">
        <table:table-column table:style-name="TableColumn1800"/>
        <table:table-column table:style-name="TableColumn1801"/>
        <table:table-row table:style-name="TableRow1800">
          <table:table-cell table:style-name="TableCell180000">
            <text:p text:style-name="P439"><text:span text:style-name="T581">Id</text:span><text:span text:style-name="T582"/></text:p>
          </table:table-cell>
          <table:table-cell table:style-name="TableCell180001">
            <text:p text:style-name="P439"><text:span text:style-name="T582"/></text:p>
          </table:table-cell>
        </table:table-row>
        <table:table-row table:style-name="TableRow1801">
          <table:table-cell table:style-name="TableCell180100">
            <text:p text:style-name="P442"><text:span text:style-name="T583">Question</text:span><text:span text:style-name="T584"/></text:p>
          </table:table-cell>
          <table:table-cell table:style-name="TableCell180101">
            <text:p text:style-name="P443"><text:span text:style-name="T585">Positive values for the rotation angle<text:s/></text:span><text:span text:style-name="T586">ϴdefines</text:span><text:span text:style-name="T587"/></text:p>
          </table:table-cell>
        </table:table-row>
        <table:table-row table:style-name="TableRow1802">
          <table:table-cell table:style-name="TableCell180200">
            <text:p text:style-name="P445"><text:span text:style-name="T588">A</text:span><text:span text:style-name="T589"/></text:p>
          </table:table-cell>
          <table:table-cell table:style-name="TableCell180201">
            <text:p text:style-name="P446"><text:span text:style-name="T590">Counterclockwise rotations about the end points</text:span><text:span text:style-name="T591"/></text:p>
          </table:table-cell>
        </table:table-row>
        <table:table-row table:style-name="TableRow1803">
          <table:table-cell table:style-name="TableCell180300">
            <text:p text:style-name="P448"><text:span text:style-name="T592">B</text:span><text:span text:style-name="T593"/></text:p>
          </table:table-cell>
          <table:table-cell table:style-name="TableCell180301">
            <text:p text:style-name="P449"><text:span text:style-name="T594">Counterclockwise translation about the pivot point</text:span><text:span text:style-name="T595"/></text:p>
          </table:table-cell>
        </table:table-row>
        <table:table-row table:style-name="TableRow1804">
          <table:table-cell table:style-name="TableCell180400">
            <text:p text:style-name="P451"><text:span text:style-name="T596">C</text:span><text:span text:style-name="T597"/></text:p>
          </table:table-cell>
          <table:table-cell table:style-name="TableCell180401">
            <text:p text:style-name="P452"><text:span text:style-name="T598">Counterclockwise rotations about the pivot point</text:span><text:span text:style-name="T599"/></text:p>
          </table:table-cell>
        </table:table-row>
        <table:table-row table:style-name="TableRow1805">
          <table:table-cell table:style-name="TableCell180500">
            <text:p text:style-name="P454"><text:span text:style-name="T600">D</text:span><text:span text:style-name="T601"/></text:p>
          </table:table-cell>
          <table:table-cell table:style-name="TableCell180501">
            <text:p text:style-name="P455"><text:span text:style-name="T602">Negative direction</text:span><text:span text:style-name="T603"/></text:p>
          </table:table-cell>
        </table:table-row>
        <table:table-row table:style-name="TableRow1806">
          <table:table-cell table:style-name="TableCell180600">
            <text:p text:style-name="P457"><text:span text:style-name="T604">Answer</text:span><text:span text:style-name="T605"/></text:p>
          </table:table-cell>
          <table:table-cell table:style-name="TableCell180601">
            <text:p text:style-name="P457"><text:span text:style-name="T606">C</text:span><text:span text:style-name="T607"/></text:p>
          </table:table-cell>
        </table:table-row>
        <table:table-row table:style-name="TableRow1807">
          <table:table-cell table:style-name="TableCell180700">
            <text:p text:style-name="P459"><text:span text:style-name="T608">Marks</text:span><text:span text:style-name="T609"/></text:p>
          </table:table-cell>
          <table:table-cell table:style-name="TableCell180701">
            <text:p text:style-name="P459"><text:span text:style-name="T610">1</text:span><text:span text:style-name="T611"/></text:p>
          </table:table-cell>
        </table:table-row>
        <table:table-row table:style-name="TableRow1808">
          <table:table-cell table:style-name="TableCell180800">
            <text:p text:style-name="P461"><text:span text:style-name="T612">Unit</text:span><text:span text:style-name="T613"/></text:p>
          </table:table-cell>
          <table:table-cell table:style-name="TableCell180801">
            <text:p text:style-name="P461"><text:span text:style-name="T614">4</text:span><text:span text:style-name="T615"/></text:p>
          </table:table-cell>
        </table:table-row>
      </table:table>
      <text:p text:style-name="P463"><text:span text:style-name="T615"/></text:p>
      <text:p text:style-name="P463"><text:span text:style-name="T615"/></text:p>
      <text:p text:style-name="P463"><text:span text:style-name="T6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